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083in" svg:height="7.8118in" svg:x="6.8402in" svg:y="0.376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29968" calcext:value-type="float">
            <text:p>349.529968</text:p>
          </table:table-cell>
          <table:table-cell office:value-type="float" office:value="7171" calcext:value-type="float">
            <text:p>7171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56639" calcext:value-type="float">
            <text:p>5663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04529" calcext:value-type="float">
            <text:p>349.204529</text:p>
          </table:table-cell>
          <table:table-cell office:value-type="float" office:value="7228" calcext:value-type="float">
            <text:p>7228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2]-[.C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325439000000017" calcext:value-type="float">
            <text:p>0.325439000000017</text:p>
          </table:table-cell>
          <table:table-cell office:value-type="float" office:value="7285" calcext:value-type="float">
            <text:p>7285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]-[.C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50.131805" calcext:value-type="float">
            <text:p>350.131805</text:p>
          </table:table-cell>
          <table:table-cell office:value-type="float" office:value="7342" calcext:value-type="float">
            <text:p>7342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4]-[.C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822723" calcext:value-type="float">
            <text:p>348.822723</text:p>
          </table:table-cell>
          <table:table-cell office:value-type="float" office:value="7399" calcext:value-type="float">
            <text:p>7399</text:p>
          </table:table-cell>
          <table:table-cell office:value-type="float" office:value="349.431793" calcext:value-type="float">
            <text:p>349.43179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]-[.C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.30908199999999" calcext:value-type="float">
            <text:p>1.30908199999999</text:p>
          </table:table-cell>
          <table:table-cell office:value-type="float" office:value="7456" calcext:value-type="float">
            <text:p>7456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6]-[.C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3" calcext:value-type="float">
            <text:p>7513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]-[.C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5" calcext:value-type="float">
            <text:p>5</text:p>
          </table:table-cell>
          <table:table-cell office:value-type="float" office:value="7570" calcext:value-type="float">
            <text:p>7570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8]-[.C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627" calcext:value-type="float">
            <text:p>7627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9]-[.C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0]-[.C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1" calcext:value-type="float">
            <text:p>7741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1]-[.C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8" calcext:value-type="float">
            <text:p>7798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2]-[.C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5" calcext:value-type="float">
            <text:p>7855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3]-[.C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1" calcext:value-type="float">
            <text:p>7911</text:p>
          </table:table-cell>
          <table:table-cell office:value-type="float" office:value="349.375885" calcext:value-type="float">
            <text:p>349.375885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14]-[.C1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8" calcext:value-type="float">
            <text:p>7968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15]-[.C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5" calcext:value-type="float">
            <text:p>802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6]-[.C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349.457703" calcext:value-type="float">
            <text:p>349.45770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7]-[.C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9" calcext:value-type="float">
            <text:p>8139</text:p>
          </table:table-cell>
          <table:table-cell office:value-type="float" office:value="349.460449" calcext:value-type="float">
            <text:p>349.46044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18]-[.C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96" calcext:value-type="float">
            <text:p>8196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9]-[.C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3" calcext:value-type="float">
            <text:p>8253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0]-[.C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0" calcext:value-type="float">
            <text:p>8310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1]-[.C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7" calcext:value-type="float">
            <text:p>8367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2]-[.C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4" calcext:value-type="float">
            <text:p>842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3]-[.C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1" calcext:value-type="float">
            <text:p>8481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4]-[.C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8" calcext:value-type="float">
            <text:p>8538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25]-[.C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5" calcext:value-type="float">
            <text:p>859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6]-[.C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1" calcext:value-type="float">
            <text:p>8651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27]-[.C2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8" calcext:value-type="float">
            <text:p>870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8]-[.C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5" calcext:value-type="float">
            <text:p>8765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29]-[.C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2" calcext:value-type="float">
            <text:p>8822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0]-[.C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9" calcext:value-type="float">
            <text:p>8879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1]-[.C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6" calcext:value-type="float">
            <text:p>8936</text:p>
          </table:table-cell>
          <table:table-cell office:value-type="float" office:value="349.326843" calcext:value-type="float">
            <text:p>349.32684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2]-[.C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3" calcext:value-type="float">
            <text:p>8993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3]-[.C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0" calcext:value-type="float">
            <text:p>9050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4]-[.C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7" calcext:value-type="float">
            <text:p>9107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35]-[.C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4" calcext:value-type="float">
            <text:p>9164</text:p>
          </table:table-cell>
          <table:table-cell office:value-type="float" office:value="349.396332" calcext:value-type="float">
            <text:p>349.396332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36]-[.C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1" calcext:value-type="float">
            <text:p>9221</text:p>
          </table:table-cell>
          <table:table-cell office:value-type="float" office:value="349.420013" calcext:value-type="float">
            <text:p>349.42001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7]-[.C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8" calcext:value-type="float">
            <text:p>9278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38]-[.C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5" calcext:value-type="float">
            <text:p>933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39]-[.C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1" calcext:value-type="float">
            <text:p>9391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0]-[.C3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8" calcext:value-type="float">
            <text:p>944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41]-[.C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5" calcext:value-type="float">
            <text:p>9505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42]-[.C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2" calcext:value-type="float">
            <text:p>9562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43]-[.C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9" calcext:value-type="float">
            <text:p>9619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44]-[.C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6" calcext:value-type="float">
            <text:p>9676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5]-[.C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3" calcext:value-type="float">
            <text:p>9733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46]-[.C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0" calcext:value-type="float">
            <text:p>9790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47]-[.C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7" calcext:value-type="float">
            <text:p>9847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8]-[.C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4" calcext:value-type="float">
            <text:p>9904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9]-[.C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61" calcext:value-type="float">
            <text:p>9961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50]-[.C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8" calcext:value-type="float">
            <text:p>1001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51]-[.C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75" calcext:value-type="float">
            <text:p>10075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52]-[.C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31" calcext:value-type="float">
            <text:p>10131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53]-[.C5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8" calcext:value-type="float">
            <text:p>10188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54]-[.C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5" calcext:value-type="float">
            <text:p>10245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55]-[.C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02" calcext:value-type="float">
            <text:p>10302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56]-[.C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9" calcext:value-type="float">
            <text:p>10359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7]-[.C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16" calcext:value-type="float">
            <text:p>10416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58]-[.C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73" calcext:value-type="float">
            <text:p>10473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9]-[.C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30" calcext:value-type="float">
            <text:p>10530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0]-[.C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87" calcext:value-type="float">
            <text:p>10587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1]-[.C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4" calcext:value-type="float">
            <text:p>10644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62]-[.C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01" calcext:value-type="float">
            <text:p>10701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63]-[.C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58" calcext:value-type="float">
            <text:p>10758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4]-[.C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14" calcext:value-type="float">
            <text:p>10814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65]-[.C6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71" calcext:value-type="float">
            <text:p>10871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66]-[.C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28" calcext:value-type="float">
            <text:p>10928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7]-[.C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85" calcext:value-type="float">
            <text:p>10985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68]-[.C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42" calcext:value-type="float">
            <text:p>11042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9]-[.C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9" calcext:value-type="float">
            <text:p>1109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0]-[.C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56" calcext:value-type="float">
            <text:p>11156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71]-[.C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13" calcext:value-type="float">
            <text:p>11213</text:p>
          </table:table-cell>
          <table:table-cell office:value-type="float" office:value="349.36322" calcext:value-type="float">
            <text:p>349.3632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72]-[.C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0" calcext:value-type="float">
            <text:p>11270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3]-[.C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27" calcext:value-type="float">
            <text:p>11327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74]-[.C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84" calcext:value-type="float">
            <text:p>11384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75]-[.C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1" calcext:value-type="float">
            <text:p>11441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6]-[.C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98" calcext:value-type="float">
            <text:p>11498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7]-[.C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4" calcext:value-type="float">
            <text:p>11554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8]-[.C7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1" calcext:value-type="float">
            <text:p>1161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9]-[.C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68" calcext:value-type="float">
            <text:p>1166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0]-[.C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25" calcext:value-type="float">
            <text:p>1172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1]-[.C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2" calcext:value-type="float">
            <text:p>11782</text:p>
          </table:table-cell>
          <table:table-cell office:value-type="float" office:value="349.342743" calcext:value-type="float">
            <text:p>349.34274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2]-[.C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39" calcext:value-type="float">
            <text:p>1183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83]-[.C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96" calcext:value-type="float">
            <text:p>11896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4]-[.C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53" calcext:value-type="float">
            <text:p>11953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85]-[.C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10" calcext:value-type="float">
            <text:p>12010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6]-[.C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67" calcext:value-type="float">
            <text:p>12067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7]-[.C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24" calcext:value-type="float">
            <text:p>12124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88]-[.C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81" calcext:value-type="float">
            <text:p>12181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89]-[.C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38" calcext:value-type="float">
            <text:p>12238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0]-[.C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94" calcext:value-type="float">
            <text:p>12294</text:p>
          </table:table-cell>
          <table:table-cell office:value-type="float" office:value="349.28772" calcext:value-type="float">
            <text:p>349.2877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1]-[.C9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51" calcext:value-type="float">
            <text:p>12351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2]-[.C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08" calcext:value-type="float">
            <text:p>12408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3]-[.C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65" calcext:value-type="float">
            <text:p>12465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4]-[.C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22" calcext:value-type="float">
            <text:p>1252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95]-[.C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79" calcext:value-type="float">
            <text:p>1257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6]-[.C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36" calcext:value-type="float">
            <text:p>12636</text:p>
          </table:table-cell>
          <table:table-cell office:value-type="float" office:value="349.385468" calcext:value-type="float">
            <text:p>349.385468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7]-[.C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93" calcext:value-type="float">
            <text:p>12693</text:p>
          </table:table-cell>
          <table:table-cell office:value-type="float" office:value="349.375031" calcext:value-type="float">
            <text:p>349.37503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8]-[.C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50" calcext:value-type="float">
            <text:p>12750</text:p>
          </table:table-cell>
          <table:table-cell office:value-type="float" office:value="349.350891" calcext:value-type="float">
            <text:p>349.35089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99]-[.C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07" calcext:value-type="float">
            <text:p>1280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100]-[.C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64" calcext:value-type="float">
            <text:p>12864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01]-[.C1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21" calcext:value-type="float">
            <text:p>12921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02]-[.C1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78" calcext:value-type="float">
            <text:p>1297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03]-[.C1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34" calcext:value-type="float">
            <text:p>13034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04]-[.C10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91" calcext:value-type="float">
            <text:p>13091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05]-[.C1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48" calcext:value-type="float">
            <text:p>13148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06]-[.C1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05" calcext:value-type="float">
            <text:p>13205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07]-[.C1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62" calcext:value-type="float">
            <text:p>13262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08]-[.C1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19" calcext:value-type="float">
            <text:p>13319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09]-[.C1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76" calcext:value-type="float">
            <text:p>13376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10]-[.C1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33" calcext:value-type="float">
            <text:p>13433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111]-[.C1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90" calcext:value-type="float">
            <text:p>13490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112]-[.C1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47" calcext:value-type="float">
            <text:p>13547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113]-[.C1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04" calcext:value-type="float">
            <text:p>13604</text:p>
          </table:table-cell>
          <table:table-cell office:value-type="float" office:value="349.366852" calcext:value-type="float">
            <text:p>349.36685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14]-[.C1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61" calcext:value-type="float">
            <text:p>13661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15]-[.C1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18" calcext:value-type="float">
            <text:p>13718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116]-[.C1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74" calcext:value-type="float">
            <text:p>13774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17]-[.C11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1" calcext:value-type="float">
            <text:p>13831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18]-[.C1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88" calcext:value-type="float">
            <text:p>1388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119]-[.C1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45" calcext:value-type="float">
            <text:p>13945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20]-[.C1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02" calcext:value-type="float">
            <text:p>1400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21]-[.C1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59" calcext:value-type="float">
            <text:p>14059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22]-[.C1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16" calcext:value-type="float">
            <text:p>14116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123]-[.C1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73" calcext:value-type="float">
            <text:p>14173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24]-[.C1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30" calcext:value-type="float">
            <text:p>14230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25]-[.C1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87" calcext:value-type="float">
            <text:p>14287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26]-[.C1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44" calcext:value-type="float">
            <text:p>14344</text:p>
          </table:table-cell>
          <table:table-cell office:value-type="float" office:value="349.312683" calcext:value-type="float">
            <text:p>349.31268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127]-[.C1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01" calcext:value-type="float">
            <text:p>14401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28]-[.C1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58" calcext:value-type="float">
            <text:p>14458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129]-[.C1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15" calcext:value-type="float">
            <text:p>14515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130]-[.C1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71" calcext:value-type="float">
            <text:p>14571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131]-[.C13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28" calcext:value-type="float">
            <text:p>1462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132]-[.C1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85" calcext:value-type="float">
            <text:p>14685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33]-[.C1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42" calcext:value-type="float">
            <text:p>14742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34]-[.C1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99" calcext:value-type="float">
            <text:p>14799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35]-[.C1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56" calcext:value-type="float">
            <text:p>1485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36]-[.C1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13" calcext:value-type="float">
            <text:p>1491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137]-[.C1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70" calcext:value-type="float">
            <text:p>14970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138]-[.C1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27" calcext:value-type="float">
            <text:p>15027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39]-[.C1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84" calcext:value-type="float">
            <text:p>1508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40]-[.C1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41" calcext:value-type="float">
            <text:p>1514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41]-[.C1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8" calcext:value-type="float">
            <text:p>15198</text:p>
          </table:table-cell>
          <table:table-cell office:value-type="float" office:value="349.340424" calcext:value-type="float">
            <text:p>349.34042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42]-[.C1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55" calcext:value-type="float">
            <text:p>15255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143]-[.C1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11" calcext:value-type="float">
            <text:p>15311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44]-[.C14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68" calcext:value-type="float">
            <text:p>15368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145]-[.C1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25" calcext:value-type="float">
            <text:p>15425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46]-[.C1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82" calcext:value-type="float">
            <text:p>15482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47]-[.C1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39" calcext:value-type="float">
            <text:p>15539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48]-[.C1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96" calcext:value-type="float">
            <text:p>15596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149]-[.C1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53" calcext:value-type="float">
            <text:p>15653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50]-[.C1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10" calcext:value-type="float">
            <text:p>15710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151]-[.C1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67" calcext:value-type="float">
            <text:p>15767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52]-[.C1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24" calcext:value-type="float">
            <text:p>15824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53]-[.C1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81" calcext:value-type="float">
            <text:p>15881</text:p>
          </table:table-cell>
          <table:table-cell office:value-type="float" office:value="349.320435" calcext:value-type="float">
            <text:p>349.32043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54]-[.C1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38" calcext:value-type="float">
            <text:p>15938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55]-[.C1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94" calcext:value-type="float">
            <text:p>1599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156]-[.C15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51" calcext:value-type="float">
            <text:p>16051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157]-[.C1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08" calcext:value-type="float">
            <text:p>16108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158]-[.C1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65" calcext:value-type="float">
            <text:p>16165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159]-[.C1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22" calcext:value-type="float">
            <text:p>16222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60]-[.C1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79" calcext:value-type="float">
            <text:p>16279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161]-[.C1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36" calcext:value-type="float">
            <text:p>16336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62]-[.C1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93" calcext:value-type="float">
            <text:p>16393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63]-[.C1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50" calcext:value-type="float">
            <text:p>16450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64]-[.C1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07" calcext:value-type="float">
            <text:p>16507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65]-[.C1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4" calcext:value-type="float">
            <text:p>16564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66]-[.C1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21" calcext:value-type="float">
            <text:p>16621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67]-[.C1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78" calcext:value-type="float">
            <text:p>16678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68]-[.C1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34" calcext:value-type="float">
            <text:p>16734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69]-[.C16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91" calcext:value-type="float">
            <text:p>1679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70]-[.C1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48" calcext:value-type="float">
            <text:p>16848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71]-[.C1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05" calcext:value-type="float">
            <text:p>16905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72]-[.C1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62" calcext:value-type="float">
            <text:p>16962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73]-[.C1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19" calcext:value-type="float">
            <text:p>17019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174]-[.C1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76" calcext:value-type="float">
            <text:p>17076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75]-[.C1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33" calcext:value-type="float">
            <text:p>17133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76]-[.C1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90" calcext:value-type="float">
            <text:p>17190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77]-[.C1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47" calcext:value-type="float">
            <text:p>17247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78]-[.C1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4" calcext:value-type="float">
            <text:p>1730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79]-[.C1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61" calcext:value-type="float">
            <text:p>17361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180]-[.C1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18" calcext:value-type="float">
            <text:p>17418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181]-[.C1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74" calcext:value-type="float">
            <text:p>17474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82]-[.C18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31" calcext:value-type="float">
            <text:p>17531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83]-[.C1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88" calcext:value-type="float">
            <text:p>17588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84]-[.C1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45" calcext:value-type="float">
            <text:p>17645</text:p>
          </table:table-cell>
          <table:table-cell office:value-type="float" office:value="349.302246" calcext:value-type="float">
            <text:p>349.302246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185]-[.C1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02" calcext:value-type="float">
            <text:p>17702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86]-[.C1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59" calcext:value-type="float">
            <text:p>17759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87]-[.C1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16" calcext:value-type="float">
            <text:p>17816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88]-[.C1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73" calcext:value-type="float">
            <text:p>17873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89]-[.C1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" calcext:value-type="float">
            <text:p>17930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90]-[.C1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87" calcext:value-type="float">
            <text:p>1798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91]-[.C1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44" calcext:value-type="float">
            <text:p>18044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92]-[.C1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01" calcext:value-type="float">
            <text:p>18101</text:p>
          </table:table-cell>
          <table:table-cell office:value-type="float" office:value="349.241394" calcext:value-type="float">
            <text:p>349.24139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193]-[.C1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58" calcext:value-type="float">
            <text:p>18158</text:p>
          </table:table-cell>
          <table:table-cell office:value-type="float" office:value="349.230011" calcext:value-type="float">
            <text:p>349.23001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194]-[.C1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14" calcext:value-type="float">
            <text:p>18214</text:p>
          </table:table-cell>
          <table:table-cell office:value-type="float" office:value="349.231384" calcext:value-type="float">
            <text:p>349.23138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95]-[.C19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71" calcext:value-type="float">
            <text:p>18271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96]-[.C1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28" calcext:value-type="float">
            <text:p>18328</text:p>
          </table:table-cell>
          <table:table-cell office:value-type="float" office:value="349.220032" calcext:value-type="float">
            <text:p>349.22003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97]-[.C1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85" calcext:value-type="float">
            <text:p>18385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98]-[.C1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42" calcext:value-type="float">
            <text:p>18442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199]-[.C1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99" calcext:value-type="float">
            <text:p>18499</text:p>
          </table:table-cell>
          <table:table-cell office:value-type="float" office:value="349.288666" calcext:value-type="float">
            <text:p>349.288666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200]-[.C1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6" calcext:value-type="float">
            <text:p>18556</text:p>
          </table:table-cell>
          <table:table-cell office:value-type="float" office:value="349.296844" calcext:value-type="float">
            <text:p>349.29684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201]-[.C2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13" calcext:value-type="float">
            <text:p>18613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202]-[.C2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70" calcext:value-type="float">
            <text:p>18670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203]-[.C2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27" calcext:value-type="float">
            <text:p>18727</text:p>
          </table:table-cell>
          <table:table-cell office:value-type="float" office:value="349.253204" calcext:value-type="float">
            <text:p>349.25320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204]-[.C2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84" calcext:value-type="float">
            <text:p>18784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205]-[.C2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41" calcext:value-type="float">
            <text:p>18841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206]-[.C2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98" calcext:value-type="float">
            <text:p>1889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07]-[.C2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55" calcext:value-type="float">
            <text:p>18955</text:p>
          </table:table-cell>
          <table:table-cell office:value-type="float" office:value="349.330872" calcext:value-type="float">
            <text:p>349.33087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208]-[.C2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11" calcext:value-type="float">
            <text:p>19011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209]-[.C20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68" calcext:value-type="float">
            <text:p>19068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10]-[.C2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25" calcext:value-type="float">
            <text:p>19125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211]-[.C2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2" calcext:value-type="float">
            <text:p>19182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12]-[.C2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39" calcext:value-type="float">
            <text:p>19239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13]-[.C2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96" calcext:value-type="float">
            <text:p>19296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214]-[.C2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53" calcext:value-type="float">
            <text:p>19353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15]-[.C2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10" calcext:value-type="float">
            <text:p>19410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16]-[.C2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67" calcext:value-type="float">
            <text:p>19467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217]-[.C2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24" calcext:value-type="float">
            <text:p>19524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18]-[.C2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81" calcext:value-type="float">
            <text:p>19581</text:p>
          </table:table-cell>
          <table:table-cell office:value-type="float" office:value="349.237305" calcext:value-type="float">
            <text:p>349.23730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19]-[.C2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38" calcext:value-type="float">
            <text:p>19638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20]-[.C2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94" calcext:value-type="float">
            <text:p>19694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221]-[.C22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51" calcext:value-type="float">
            <text:p>19751</text:p>
          </table:table-cell>
          <table:table-cell office:value-type="float" office:value="349.325867" calcext:value-type="float">
            <text:p>349.32586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22]-[.C2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08" calcext:value-type="float">
            <text:p>19808</text:p>
          </table:table-cell>
          <table:table-cell office:value-type="float" office:value="349.335876" calcext:value-type="float">
            <text:p>349.33587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23]-[.C2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65" calcext:value-type="float">
            <text:p>19865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224]-[.C2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22" calcext:value-type="float">
            <text:p>19922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225]-[.C2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79" calcext:value-type="float">
            <text:p>1997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226]-[.C2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36" calcext:value-type="float">
            <text:p>20036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227]-[.C2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3" calcext:value-type="float">
            <text:p>20093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28]-[.C2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0" calcext:value-type="float">
            <text:p>20150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29]-[.C2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7" calcext:value-type="float">
            <text:p>2020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30]-[.C2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64" calcext:value-type="float">
            <text:p>20264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31]-[.C2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21" calcext:value-type="float">
            <text:p>20321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232]-[.C2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78" calcext:value-type="float">
            <text:p>20378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233]-[.C2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35" calcext:value-type="float">
            <text:p>20435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34]-[.C2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91" calcext:value-type="float">
            <text:p>20491</text:p>
          </table:table-cell>
          <table:table-cell office:value-type="float" office:value="349.332764" calcext:value-type="float">
            <text:p>349.33276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235]-[.C23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48" calcext:value-type="float">
            <text:p>20548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36]-[.C2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05" calcext:value-type="float">
            <text:p>20605</text:p>
          </table:table-cell>
          <table:table-cell office:value-type="float" office:value="349.304565" calcext:value-type="float">
            <text:p>349.30456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37]-[.C2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62" calcext:value-type="float">
            <text:p>20662</text:p>
          </table:table-cell>
          <table:table-cell office:value-type="float" office:value="349.334991" calcext:value-type="float">
            <text:p>349.33499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38]-[.C2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19" calcext:value-type="float">
            <text:p>20719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39]-[.C2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76" calcext:value-type="float">
            <text:p>20776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40]-[.C2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33" calcext:value-type="float">
            <text:p>20833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41]-[.C2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90" calcext:value-type="float">
            <text:p>20890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42]-[.C2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47" calcext:value-type="float">
            <text:p>20947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43]-[.C2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04" calcext:value-type="float">
            <text:p>21004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244]-[.C2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61" calcext:value-type="float">
            <text:p>21061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245]-[.C2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18" calcext:value-type="float">
            <text:p>21118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46]-[.C2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74" calcext:value-type="float">
            <text:p>21174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47]-[.C24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31" calcext:value-type="float">
            <text:p>21231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48]-[.C2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88" calcext:value-type="float">
            <text:p>21288</text:p>
          </table:table-cell>
          <table:table-cell office:value-type="float" office:value="349.312683" calcext:value-type="float">
            <text:p>349.31268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49]-[.C2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45" calcext:value-type="float">
            <text:p>21345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250]-[.C2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02" calcext:value-type="float">
            <text:p>21402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51]-[.C2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59" calcext:value-type="float">
            <text:p>21459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52]-[.C2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16" calcext:value-type="float">
            <text:p>21516</text:p>
          </table:table-cell>
          <table:table-cell office:value-type="float" office:value="349.39679" calcext:value-type="float">
            <text:p>349.39679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253]-[.C2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73" calcext:value-type="float">
            <text:p>21573</text:p>
          </table:table-cell>
          <table:table-cell office:value-type="float" office:value="349.402252" calcext:value-type="float">
            <text:p>349.40225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254]-[.C2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30" calcext:value-type="float">
            <text:p>21630</text:p>
          </table:table-cell>
          <table:table-cell office:value-type="float" office:value="349.336334" calcext:value-type="float">
            <text:p>349.33633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255]-[.C2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87" calcext:value-type="float">
            <text:p>21687</text:p>
          </table:table-cell>
          <table:table-cell office:value-type="float" office:value="349.340424" calcext:value-type="float">
            <text:p>349.34042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56]-[.C2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44" calcext:value-type="float">
            <text:p>21744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57]-[.C2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01" calcext:value-type="float">
            <text:p>21801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58]-[.C2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58" calcext:value-type="float">
            <text:p>21858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59]-[.C2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14" calcext:value-type="float">
            <text:p>21914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60]-[.C25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71" calcext:value-type="float">
            <text:p>21971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261]-[.C2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28" calcext:value-type="float">
            <text:p>22028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62]-[.C2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85" calcext:value-type="float">
            <text:p>22085</text:p>
          </table:table-cell>
          <table:table-cell office:value-type="float" office:value="349.422699" calcext:value-type="float">
            <text:p>349.422699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263]-[.C2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42" calcext:value-type="float">
            <text:p>2214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264]-[.C2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99" calcext:value-type="float">
            <text:p>22199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265]-[.C2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56" calcext:value-type="float">
            <text:p>22256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66]-[.C2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" calcext:value-type="float">
            <text:p>22313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67]-[.C2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70" calcext:value-type="float">
            <text:p>22370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268]-[.C2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27" calcext:value-type="float">
            <text:p>2242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269]-[.C2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84" calcext:value-type="float">
            <text:p>22484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70]-[.C2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41" calcext:value-type="float">
            <text:p>2254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71]-[.C2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98" calcext:value-type="float">
            <text:p>22598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72]-[.C2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54" calcext:value-type="float">
            <text:p>22654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273]-[.C27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11" calcext:value-type="float">
            <text:p>22711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274]-[.C2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68" calcext:value-type="float">
            <text:p>22768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275]-[.C2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25" calcext:value-type="float">
            <text:p>2282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76]-[.C2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82" calcext:value-type="float">
            <text:p>22882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277]-[.C2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39" calcext:value-type="float">
            <text:p>22939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78]-[.C2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96" calcext:value-type="float">
            <text:p>22996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79]-[.C2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53" calcext:value-type="float">
            <text:p>23053</text:p>
          </table:table-cell>
          <table:table-cell office:value-type="float" office:value="349.329071" calcext:value-type="float">
            <text:p>349.32907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80]-[.C2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10" calcext:value-type="float">
            <text:p>23110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81]-[.C2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67" calcext:value-type="float">
            <text:p>23167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82]-[.C2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24" calcext:value-type="float">
            <text:p>23224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83]-[.C2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81" calcext:value-type="float">
            <text:p>23281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284]-[.C2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38" calcext:value-type="float">
            <text:p>2333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85]-[.C2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94" calcext:value-type="float">
            <text:p>23394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286]-[.C28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51" calcext:value-type="float">
            <text:p>2345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287]-[.C2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08" calcext:value-type="float">
            <text:p>23508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288]-[.C2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65" calcext:value-type="float">
            <text:p>23565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89]-[.C2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22" calcext:value-type="float">
            <text:p>23622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290]-[.C2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79" calcext:value-type="float">
            <text:p>23679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91]-[.C2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36" calcext:value-type="float">
            <text:p>23736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92]-[.C2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93" calcext:value-type="float">
            <text:p>23793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93]-[.C2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50" calcext:value-type="float">
            <text:p>23850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294]-[.C2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07" calcext:value-type="float">
            <text:p>23907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95]-[.C2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64" calcext:value-type="float">
            <text:p>23964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96]-[.C2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21" calcext:value-type="float">
            <text:p>2402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97]-[.C2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78" calcext:value-type="float">
            <text:p>24078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298]-[.C2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34" calcext:value-type="float">
            <text:p>24134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299]-[.C29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91" calcext:value-type="float">
            <text:p>2419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00]-[.C2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48" calcext:value-type="float">
            <text:p>24248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01]-[.C3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05" calcext:value-type="float">
            <text:p>24305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302]-[.C3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62" calcext:value-type="float">
            <text:p>2436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303]-[.C3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19" calcext:value-type="float">
            <text:p>24419</text:p>
          </table:table-cell>
          <table:table-cell office:value-type="float" office:value="349.460876" calcext:value-type="float">
            <text:p>349.46087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04]-[.C3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76" calcext:value-type="float">
            <text:p>24476</text:p>
          </table:table-cell>
          <table:table-cell office:value-type="float" office:value="349.439056" calcext:value-type="float">
            <text:p>349.43905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05]-[.C3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33" calcext:value-type="float">
            <text:p>24533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06]-[.C3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90" calcext:value-type="float">
            <text:p>24590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07]-[.C3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47" calcext:value-type="float">
            <text:p>2464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08]-[.C3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04" calcext:value-type="float">
            <text:p>24704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309]-[.C3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61" calcext:value-type="float">
            <text:p>2476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310]-[.C3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18" calcext:value-type="float">
            <text:p>24818</text:p>
          </table:table-cell>
          <table:table-cell office:value-type="float" office:value="349.28952" calcext:value-type="float">
            <text:p>349.2895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11]-[.C3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74" calcext:value-type="float">
            <text:p>24874</text:p>
          </table:table-cell>
          <table:table-cell office:value-type="float" office:value="349.317688" calcext:value-type="float">
            <text:p>349.317688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312]-[.C31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31" calcext:value-type="float">
            <text:p>24931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13]-[.C3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88" calcext:value-type="float">
            <text:p>24988</text:p>
          </table:table-cell>
          <table:table-cell office:value-type="float" office:value="349.435425" calcext:value-type="float">
            <text:p>349.435425</text:p>
          </table:table-cell>
          <table:table-cell office:value-type="float" office:value="349.634094" calcext:value-type="float">
            <text:p>349.634094</text:p>
          </table:table-cell>
          <table:table-cell office:value-type="float" office:value="12.332994" calcext:value-type="float">
            <text:p>12.332994</text:p>
          </table:table-cell>
          <table:table-cell table:formula="of:=[.C314]-[.C3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45" calcext:value-type="float">
            <text:p>25045</text:p>
          </table:table-cell>
          <table:table-cell office:value-type="float" office:value="349.459534" calcext:value-type="float">
            <text:p>349.459534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15]-[.C3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02" calcext:value-type="float">
            <text:p>25102</text:p>
          </table:table-cell>
          <table:table-cell office:value-type="float" office:value="349.46405" calcext:value-type="float">
            <text:p>349.4640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16]-[.C3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59" calcext:value-type="float">
            <text:p>25159</text:p>
          </table:table-cell>
          <table:table-cell office:value-type="float" office:value="349.445892" calcext:value-type="float">
            <text:p>349.44589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17]-[.C3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16" calcext:value-type="float">
            <text:p>25216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18]-[.C3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73" calcext:value-type="float">
            <text:p>25273</text:p>
          </table:table-cell>
          <table:table-cell office:value-type="float" office:value="349.394073" calcext:value-type="float">
            <text:p>349.39407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19]-[.C3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30" calcext:value-type="float">
            <text:p>25330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20]-[.C3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87" calcext:value-type="float">
            <text:p>25387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21]-[.C3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44" calcext:value-type="float">
            <text:p>25444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322]-[.C3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01" calcext:value-type="float">
            <text:p>25501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323]-[.C3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58" calcext:value-type="float">
            <text:p>2555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24]-[.C3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14" calcext:value-type="float">
            <text:p>25614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25]-[.C32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71" calcext:value-type="float">
            <text:p>25671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26]-[.C3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28" calcext:value-type="float">
            <text:p>25728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27]-[.C3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85" calcext:value-type="float">
            <text:p>25785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28]-[.C3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42" calcext:value-type="float">
            <text:p>25842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329]-[.C3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99" calcext:value-type="float">
            <text:p>25899</text:p>
          </table:table-cell>
          <table:table-cell office:value-type="float" office:value="349.453644" calcext:value-type="float">
            <text:p>349.453644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330]-[.C3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56" calcext:value-type="float">
            <text:p>25956</text:p>
          </table:table-cell>
          <table:table-cell office:value-type="float" office:value="349.464996" calcext:value-type="float">
            <text:p>349.46499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31]-[.C3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13" calcext:value-type="float">
            <text:p>26013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32]-[.C3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70" calcext:value-type="float">
            <text:p>26070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33]-[.C3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27" calcext:value-type="float">
            <text:p>26127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34]-[.C3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84" calcext:value-type="float">
            <text:p>26184</text:p>
          </table:table-cell>
          <table:table-cell office:value-type="float" office:value="349.379517" calcext:value-type="float">
            <text:p>349.37951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35]-[.C3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41" calcext:value-type="float">
            <text:p>26241</text:p>
          </table:table-cell>
          <table:table-cell office:value-type="float" office:value="349.395905" calcext:value-type="float">
            <text:p>349.395905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36]-[.C3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98" calcext:value-type="float">
            <text:p>2629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37]-[.C3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54" calcext:value-type="float">
            <text:p>2635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38]-[.C33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11" calcext:value-type="float">
            <text:p>26411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39]-[.C3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68" calcext:value-type="float">
            <text:p>26468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340]-[.C3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25" calcext:value-type="float">
            <text:p>26525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12.33171" calcext:value-type="float">
            <text:p>12.33171</text:p>
          </table:table-cell>
          <table:table-cell table:formula="of:=[.C341]-[.C3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82" calcext:value-type="float">
            <text:p>26582</text:p>
          </table:table-cell>
          <table:table-cell office:value-type="float" office:value="349.448639" calcext:value-type="float">
            <text:p>349.44863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42]-[.C3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39" calcext:value-type="float">
            <text:p>26639</text:p>
          </table:table-cell>
          <table:table-cell office:value-type="float" office:value="349.46225" calcext:value-type="float">
            <text:p>349.46225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43]-[.C3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96" calcext:value-type="float">
            <text:p>26696</text:p>
          </table:table-cell>
          <table:table-cell office:value-type="float" office:value="349.492279" calcext:value-type="float">
            <text:p>349.492279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344]-[.C3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53" calcext:value-type="float">
            <text:p>26753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345]-[.C3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10" calcext:value-type="float">
            <text:p>26810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346]-[.C3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67" calcext:value-type="float">
            <text:p>26867</text:p>
          </table:table-cell>
          <table:table-cell office:value-type="float" office:value="349.404083" calcext:value-type="float">
            <text:p>349.404083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347]-[.C3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24" calcext:value-type="float">
            <text:p>26924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48]-[.C3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81" calcext:value-type="float">
            <text:p>26981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49]-[.C3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38" calcext:value-type="float">
            <text:p>2703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350]-[.C3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94" calcext:value-type="float">
            <text:p>2709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51]-[.C35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51" calcext:value-type="float">
            <text:p>27151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52]-[.C3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08" calcext:value-type="float">
            <text:p>27208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53]-[.C3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65" calcext:value-type="float">
            <text:p>27265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354]-[.C3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22" calcext:value-type="float">
            <text:p>27322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355]-[.C3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79" calcext:value-type="float">
            <text:p>27379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56]-[.C3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36" calcext:value-type="float">
            <text:p>27436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57]-[.C3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93" calcext:value-type="float">
            <text:p>27493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58]-[.C3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50" calcext:value-type="float">
            <text:p>27550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359]-[.C3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07" calcext:value-type="float">
            <text:p>27607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60]-[.C3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64" calcext:value-type="float">
            <text:p>27664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361]-[.C3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21" calcext:value-type="float">
            <text:p>27721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62]-[.C3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78" calcext:value-type="float">
            <text:p>27778</text:p>
          </table:table-cell>
          <table:table-cell office:value-type="float" office:value="349.450897" calcext:value-type="float">
            <text:p>349.45089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363]-[.C3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34" calcext:value-type="float">
            <text:p>27834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64]-[.C36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91" calcext:value-type="float">
            <text:p>2789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65]-[.C3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48" calcext:value-type="float">
            <text:p>27948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66]-[.C3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05" calcext:value-type="float">
            <text:p>28005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67]-[.C3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62" calcext:value-type="float">
            <text:p>2806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68]-[.C3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19" calcext:value-type="float">
            <text:p>28119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369]-[.C3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76" calcext:value-type="float">
            <text:p>28176</text:p>
          </table:table-cell>
          <table:table-cell office:value-type="float" office:value="349.405945" calcext:value-type="float">
            <text:p>349.40594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70]-[.C3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33" calcext:value-type="float">
            <text:p>28233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71]-[.C3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90" calcext:value-type="float">
            <text:p>28290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72]-[.C3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47" calcext:value-type="float">
            <text:p>2834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73]-[.C3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04" calcext:value-type="float">
            <text:p>28404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74]-[.C3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61" calcext:value-type="float">
            <text:p>28461</text:p>
          </table:table-cell>
          <table:table-cell office:value-type="float" office:value="349.294586" calcext:value-type="float">
            <text:p>349.294586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375]-[.C3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18" calcext:value-type="float">
            <text:p>2851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76]-[.C3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74" calcext:value-type="float">
            <text:p>28574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77]-[.C37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31" calcext:value-type="float">
            <text:p>28631</text:p>
          </table:table-cell>
          <table:table-cell office:value-type="float" office:value="349.318604" calcext:value-type="float">
            <text:p>349.31860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78]-[.C3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88" calcext:value-type="float">
            <text:p>2868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79]-[.C3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45" calcext:value-type="float">
            <text:p>28745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380]-[.C3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02" calcext:value-type="float">
            <text:p>28802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81]-[.C3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59" calcext:value-type="float">
            <text:p>2885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382]-[.C3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16" calcext:value-type="float">
            <text:p>28916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383]-[.C3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73" calcext:value-type="float">
            <text:p>28973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84]-[.C3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30" calcext:value-type="float">
            <text:p>2903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85]-[.C3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87" calcext:value-type="float">
            <text:p>29087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86]-[.C3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44" calcext:value-type="float">
            <text:p>29144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87]-[.C3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01" calcext:value-type="float">
            <text:p>29201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88]-[.C3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58" calcext:value-type="float">
            <text:p>29258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89]-[.C3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14" calcext:value-type="float">
            <text:p>2931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90]-[.C38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71" calcext:value-type="float">
            <text:p>29371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391]-[.C3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28" calcext:value-type="float">
            <text:p>29428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92]-[.C3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85" calcext:value-type="float">
            <text:p>29485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93]-[.C3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42" calcext:value-type="float">
            <text:p>29542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94]-[.C3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99" calcext:value-type="float">
            <text:p>29599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395]-[.C3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56" calcext:value-type="float">
            <text:p>29656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96]-[.C3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13" calcext:value-type="float">
            <text:p>29713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397]-[.C3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70" calcext:value-type="float">
            <text:p>29770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398]-[.C3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27" calcext:value-type="float">
            <text:p>29827</text:p>
          </table:table-cell>
          <table:table-cell office:value-type="float" office:value="349.318604" calcext:value-type="float">
            <text:p>349.31860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399]-[.C3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84" calcext:value-type="float">
            <text:p>2988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00]-[.C3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41" calcext:value-type="float">
            <text:p>29941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401]-[.C4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98" calcext:value-type="float">
            <text:p>29998</text:p>
          </table:table-cell>
          <table:table-cell office:value-type="float" office:value="349.398163" calcext:value-type="float">
            <text:p>349.398163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402]-[.C4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54" calcext:value-type="float">
            <text:p>30054</text:p>
          </table:table-cell>
          <table:table-cell office:value-type="float" office:value="349.398163" calcext:value-type="float">
            <text:p>349.39816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403]-[.C40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11" calcext:value-type="float">
            <text:p>30111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04]-[.C4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68" calcext:value-type="float">
            <text:p>30168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05]-[.C4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25" calcext:value-type="float">
            <text:p>30225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06]-[.C4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82" calcext:value-type="float">
            <text:p>30282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407]-[.C4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39" calcext:value-type="float">
            <text:p>30339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08]-[.C4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96" calcext:value-type="float">
            <text:p>30396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09]-[.C4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53" calcext:value-type="float">
            <text:p>30453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410]-[.C4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10" calcext:value-type="float">
            <text:p>30510</text:p>
          </table:table-cell>
          <table:table-cell office:value-type="float" office:value="349.37088" calcext:value-type="float">
            <text:p>349.37088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31791" calcext:value-type="float">
            <text:p>12.331791</text:p>
          </table:table-cell>
          <table:table-cell table:formula="of:=[.C411]-[.C4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67" calcext:value-type="float">
            <text:p>30567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12]-[.C4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24" calcext:value-type="float">
            <text:p>30624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413]-[.C4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81" calcext:value-type="float">
            <text:p>30681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14]-[.C4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38" calcext:value-type="float">
            <text:p>30738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15]-[.C4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94" calcext:value-type="float">
            <text:p>30794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416]-[.C41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51" calcext:value-type="float">
            <text:p>30851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17]-[.C4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08" calcext:value-type="float">
            <text:p>3090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18]-[.C4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65" calcext:value-type="float">
            <text:p>30965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19]-[.C4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22" calcext:value-type="float">
            <text:p>31022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420]-[.C4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79" calcext:value-type="float">
            <text:p>31079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421]-[.C4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36" calcext:value-type="float">
            <text:p>3113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22]-[.C4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93" calcext:value-type="float">
            <text:p>31193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423]-[.C4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50" calcext:value-type="float">
            <text:p>31250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24]-[.C4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07" calcext:value-type="float">
            <text:p>31307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25]-[.C4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64" calcext:value-type="float">
            <text:p>31364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426]-[.C4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21" calcext:value-type="float">
            <text:p>31421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427]-[.C4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78" calcext:value-type="float">
            <text:p>31478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28]-[.C4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34" calcext:value-type="float">
            <text:p>31534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429]-[.C42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91" calcext:value-type="float">
            <text:p>31591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430]-[.C4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48" calcext:value-type="float">
            <text:p>31648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31]-[.C4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05" calcext:value-type="float">
            <text:p>3170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32]-[.C4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62" calcext:value-type="float">
            <text:p>31762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33]-[.C4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19" calcext:value-type="float">
            <text:p>31819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34]-[.C4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76" calcext:value-type="float">
            <text:p>31876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435]-[.C4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33" calcext:value-type="float">
            <text:p>3193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436]-[.C4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90" calcext:value-type="float">
            <text:p>31990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37]-[.C4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47" calcext:value-type="float">
            <text:p>32047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38]-[.C4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04" calcext:value-type="float">
            <text:p>32104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39]-[.C4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61" calcext:value-type="float">
            <text:p>3216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440]-[.C4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18" calcext:value-type="float">
            <text:p>32218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441]-[.C4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74" calcext:value-type="float">
            <text:p>32274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42]-[.C44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31" calcext:value-type="float">
            <text:p>32331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43]-[.C4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88" calcext:value-type="float">
            <text:p>32388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444]-[.C4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45" calcext:value-type="float">
            <text:p>32445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445]-[.C4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02" calcext:value-type="float">
            <text:p>32502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46]-[.C4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59" calcext:value-type="float">
            <text:p>32559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447]-[.C4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16" calcext:value-type="float">
            <text:p>32616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48]-[.C4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73" calcext:value-type="float">
            <text:p>32673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449]-[.C4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30" calcext:value-type="float">
            <text:p>32730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450]-[.C4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87" calcext:value-type="float">
            <text:p>32787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451]-[.C4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44" calcext:value-type="float">
            <text:p>32844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52]-[.C4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01" calcext:value-type="float">
            <text:p>3290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53]-[.C4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58" calcext:value-type="float">
            <text:p>32958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54]-[.C4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14" calcext:value-type="float">
            <text:p>3301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55]-[.C45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71" calcext:value-type="float">
            <text:p>33071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56]-[.C4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28" calcext:value-type="float">
            <text:p>33128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457]-[.C4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85" calcext:value-type="float">
            <text:p>33185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58]-[.C4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42" calcext:value-type="float">
            <text:p>33242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59]-[.C4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99" calcext:value-type="float">
            <text:p>33299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460]-[.C4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56" calcext:value-type="float">
            <text:p>33356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61]-[.C4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13" calcext:value-type="float">
            <text:p>33413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62]-[.C4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70" calcext:value-type="float">
            <text:p>33470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463]-[.C4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27" calcext:value-type="float">
            <text:p>33527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64]-[.C4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84" calcext:value-type="float">
            <text:p>33584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465]-[.C4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41" calcext:value-type="float">
            <text:p>33641</text:p>
          </table:table-cell>
          <table:table-cell office:value-type="float" office:value="349.435913" calcext:value-type="float">
            <text:p>349.43591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66]-[.C4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97" calcext:value-type="float">
            <text:p>33697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67]-[.C46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54" calcext:value-type="float">
            <text:p>33754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68]-[.C4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11" calcext:value-type="float">
            <text:p>33811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69]-[.C4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68" calcext:value-type="float">
            <text:p>3386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70]-[.C4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25" calcext:value-type="float">
            <text:p>33925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71]-[.C4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82" calcext:value-type="float">
            <text:p>33982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472]-[.C4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39" calcext:value-type="float">
            <text:p>34039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73]-[.C4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96" calcext:value-type="float">
            <text:p>34096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474]-[.C4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53" calcext:value-type="float">
            <text:p>34153</text:p>
          </table:table-cell>
          <table:table-cell office:value-type="float" office:value="349.357239" calcext:value-type="float">
            <text:p>349.35723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75]-[.C4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10" calcext:value-type="float">
            <text:p>34210</text:p>
          </table:table-cell>
          <table:table-cell office:value-type="float" office:value="349.350891" calcext:value-type="float">
            <text:p>349.35089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76]-[.C4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67" calcext:value-type="float">
            <text:p>34267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477]-[.C4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24" calcext:value-type="float">
            <text:p>34324</text:p>
          </table:table-cell>
          <table:table-cell office:value-type="float" office:value="349.33316" calcext:value-type="float">
            <text:p>349.3331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78]-[.C4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81" calcext:value-type="float">
            <text:p>34381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79]-[.C4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37" calcext:value-type="float">
            <text:p>34437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80]-[.C47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94" calcext:value-type="float">
            <text:p>34494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81]-[.C4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51" calcext:value-type="float">
            <text:p>34551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82]-[.C4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08" calcext:value-type="float">
            <text:p>34608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483]-[.C4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65" calcext:value-type="float">
            <text:p>34665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84]-[.C4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22" calcext:value-type="float">
            <text:p>34722</text:p>
          </table:table-cell>
          <table:table-cell office:value-type="float" office:value="349.419128" calcext:value-type="float">
            <text:p>349.41912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85]-[.C4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79" calcext:value-type="float">
            <text:p>34779</text:p>
          </table:table-cell>
          <table:table-cell office:value-type="float" office:value="349.440491" calcext:value-type="float">
            <text:p>349.44049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86]-[.C4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36" calcext:value-type="float">
            <text:p>34836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487]-[.C4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93" calcext:value-type="float">
            <text:p>34893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88]-[.C4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50" calcext:value-type="float">
            <text:p>34950</text:p>
          </table:table-cell>
          <table:table-cell office:value-type="float" office:value="349.337311" calcext:value-type="float">
            <text:p>349.33731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89]-[.C4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07" calcext:value-type="float">
            <text:p>35007</text:p>
          </table:table-cell>
          <table:table-cell office:value-type="float" office:value="349.304565" calcext:value-type="float">
            <text:p>349.30456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490]-[.C4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64" calcext:value-type="float">
            <text:p>35064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491]-[.C4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21" calcext:value-type="float">
            <text:p>35121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92]-[.C4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77" calcext:value-type="float">
            <text:p>35177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493]-[.C49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34" calcext:value-type="float">
            <text:p>3523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494]-[.C4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91" calcext:value-type="float">
            <text:p>35291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495]-[.C4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48" calcext:value-type="float">
            <text:p>35348</text:p>
          </table:table-cell>
          <table:table-cell office:value-type="float" office:value="349.356781" calcext:value-type="float">
            <text:p>349.356781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496]-[.C4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05" calcext:value-type="float">
            <text:p>35405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97]-[.C4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62" calcext:value-type="float">
            <text:p>35462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498]-[.C4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19" calcext:value-type="float">
            <text:p>35519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99]-[.C4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76" calcext:value-type="float">
            <text:p>35576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00]-[.C4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33" calcext:value-type="float">
            <text:p>35633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01]-[.C5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90" calcext:value-type="float">
            <text:p>35690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02]-[.C5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47" calcext:value-type="float">
            <text:p>35747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03]-[.C5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04" calcext:value-type="float">
            <text:p>35804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504]-[.C5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61" calcext:value-type="float">
            <text:p>35861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05]-[.C5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17" calcext:value-type="float">
            <text:p>35917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06]-[.C50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74" calcext:value-type="float">
            <text:p>35974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07]-[.C5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31" calcext:value-type="float">
            <text:p>36031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08]-[.C5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88" calcext:value-type="float">
            <text:p>3608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09]-[.C5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45" calcext:value-type="float">
            <text:p>36145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10]-[.C5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02" calcext:value-type="float">
            <text:p>3620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511]-[.C5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59" calcext:value-type="float">
            <text:p>36259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12]-[.C5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16" calcext:value-type="float">
            <text:p>36316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13]-[.C5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73" calcext:value-type="float">
            <text:p>36373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514]-[.C5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30" calcext:value-type="float">
            <text:p>36430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515]-[.C5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87" calcext:value-type="float">
            <text:p>36487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516]-[.C5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44" calcext:value-type="float">
            <text:p>36544</text:p>
          </table:table-cell>
          <table:table-cell office:value-type="float" office:value="349.230011" calcext:value-type="float">
            <text:p>349.23001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517]-[.C5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01" calcext:value-type="float">
            <text:p>36601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518]-[.C5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57" calcext:value-type="float">
            <text:p>36657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519]-[.C51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14" calcext:value-type="float">
            <text:p>36714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520]-[.C5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71" calcext:value-type="float">
            <text:p>36771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521]-[.C5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28" calcext:value-type="float">
            <text:p>36828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22]-[.C5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85" calcext:value-type="float">
            <text:p>36885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23]-[.C5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42" calcext:value-type="float">
            <text:p>36942</text:p>
          </table:table-cell>
          <table:table-cell office:value-type="float" office:value="349.264526" calcext:value-type="float">
            <text:p>349.26452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24]-[.C5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99" calcext:value-type="float">
            <text:p>36999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25]-[.C5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56" calcext:value-type="float">
            <text:p>37056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26]-[.C5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13" calcext:value-type="float">
            <text:p>37113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27]-[.C5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70" calcext:value-type="float">
            <text:p>37170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528]-[.C5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27" calcext:value-type="float">
            <text:p>37227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529]-[.C5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84" calcext:value-type="float">
            <text:p>37284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30]-[.C5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41" calcext:value-type="float">
            <text:p>3734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31]-[.C5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97" calcext:value-type="float">
            <text:p>37397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32]-[.C53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54" calcext:value-type="float">
            <text:p>37454</text:p>
          </table:table-cell>
          <table:table-cell office:value-type="float" office:value="349.399109" calcext:value-type="float">
            <text:p>349.39910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33]-[.C5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11" calcext:value-type="float">
            <text:p>37511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534]-[.C5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68" calcext:value-type="float">
            <text:p>37568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35]-[.C5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25" calcext:value-type="float">
            <text:p>37625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36]-[.C5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82" calcext:value-type="float">
            <text:p>3768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37]-[.C5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39" calcext:value-type="float">
            <text:p>37739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538]-[.C5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96" calcext:value-type="float">
            <text:p>37796</text:p>
          </table:table-cell>
          <table:table-cell office:value-type="float" office:value="349.246368" calcext:value-type="float">
            <text:p>349.24636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39]-[.C5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53" calcext:value-type="float">
            <text:p>37853</text:p>
          </table:table-cell>
          <table:table-cell office:value-type="float" office:value="349.259552" calcext:value-type="float">
            <text:p>349.259552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540]-[.C5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10" calcext:value-type="float">
            <text:p>37910</text:p>
          </table:table-cell>
          <table:table-cell office:value-type="float" office:value="349.241791" calcext:value-type="float">
            <text:p>349.24179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541]-[.C5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67" calcext:value-type="float">
            <text:p>37967</text:p>
          </table:table-cell>
          <table:table-cell office:value-type="float" office:value="349.296326" calcext:value-type="float">
            <text:p>349.29632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542]-[.C5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24" calcext:value-type="float">
            <text:p>38024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43]-[.C5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81" calcext:value-type="float">
            <text:p>38081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544]-[.C5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37" calcext:value-type="float">
            <text:p>38137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45]-[.C54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94" calcext:value-type="float">
            <text:p>38194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46]-[.C5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51" calcext:value-type="float">
            <text:p>38251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47]-[.C5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08" calcext:value-type="float">
            <text:p>3830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48]-[.C5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65" calcext:value-type="float">
            <text:p>38365</text:p>
          </table:table-cell>
          <table:table-cell office:value-type="float" office:value="349.317749" calcext:value-type="float">
            <text:p>349.31774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49]-[.C5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22" calcext:value-type="float">
            <text:p>38422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550]-[.C5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79" calcext:value-type="float">
            <text:p>38479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51]-[.C5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36" calcext:value-type="float">
            <text:p>38536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52]-[.C5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93" calcext:value-type="float">
            <text:p>38593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553]-[.C5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50" calcext:value-type="float">
            <text:p>38650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54]-[.C5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07" calcext:value-type="float">
            <text:p>38707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55]-[.C5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64" calcext:value-type="float">
            <text:p>3876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56]-[.C5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21" calcext:value-type="float">
            <text:p>38821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57]-[.C5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78" calcext:value-type="float">
            <text:p>38878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58]-[.C5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34" calcext:value-type="float">
            <text:p>3893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59]-[.C55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91" calcext:value-type="float">
            <text:p>38991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60]-[.C5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48" calcext:value-type="float">
            <text:p>39048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61]-[.C5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05" calcext:value-type="float">
            <text:p>3910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62]-[.C5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62" calcext:value-type="float">
            <text:p>3916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63]-[.C5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19" calcext:value-type="float">
            <text:p>39219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64]-[.C5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76" calcext:value-type="float">
            <text:p>39276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65]-[.C5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33" calcext:value-type="float">
            <text:p>39333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66]-[.C5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90" calcext:value-type="float">
            <text:p>39390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567]-[.C5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47" calcext:value-type="float">
            <text:p>39447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68]-[.C5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04" calcext:value-type="float">
            <text:p>39504</text:p>
          </table:table-cell>
          <table:table-cell office:value-type="float" office:value="349.315887" calcext:value-type="float">
            <text:p>349.31588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69]-[.C5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61" calcext:value-type="float">
            <text:p>39561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570]-[.C5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17" calcext:value-type="float">
            <text:p>39617</text:p>
          </table:table-cell>
          <table:table-cell office:value-type="float" office:value="349.349518" calcext:value-type="float">
            <text:p>349.34951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571]-[.C57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74" calcext:value-type="float">
            <text:p>39674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572]-[.C5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31" calcext:value-type="float">
            <text:p>39731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73]-[.C5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88" calcext:value-type="float">
            <text:p>39788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574]-[.C5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45" calcext:value-type="float">
            <text:p>39845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75]-[.C5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02" calcext:value-type="float">
            <text:p>39902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576]-[.C5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59" calcext:value-type="float">
            <text:p>39959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577]-[.C5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16" calcext:value-type="float">
            <text:p>40016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78]-[.C5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73" calcext:value-type="float">
            <text:p>40073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579]-[.C5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30" calcext:value-type="float">
            <text:p>40130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80]-[.C5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87" calcext:value-type="float">
            <text:p>40187</text:p>
          </table:table-cell>
          <table:table-cell office:value-type="float" office:value="349.302307" calcext:value-type="float">
            <text:p>349.302307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581]-[.C5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44" calcext:value-type="float">
            <text:p>40244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82]-[.C5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01" calcext:value-type="float">
            <text:p>40301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83]-[.C5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57" calcext:value-type="float">
            <text:p>4035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84]-[.C58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14" calcext:value-type="float">
            <text:p>40414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85]-[.C5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71" calcext:value-type="float">
            <text:p>40471</text:p>
          </table:table-cell>
          <table:table-cell office:value-type="float" office:value="349.342743" calcext:value-type="float">
            <text:p>349.34274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586]-[.C5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28" calcext:value-type="float">
            <text:p>40528</text:p>
          </table:table-cell>
          <table:table-cell office:value-type="float" office:value="349.372284" calcext:value-type="float">
            <text:p>349.37228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587]-[.C5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85" calcext:value-type="float">
            <text:p>40585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588]-[.C5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42" calcext:value-type="float">
            <text:p>40642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89]-[.C5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99" calcext:value-type="float">
            <text:p>40699</text:p>
          </table:table-cell>
          <table:table-cell office:value-type="float" office:value="349.421356" calcext:value-type="float">
            <text:p>349.42135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90]-[.C5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56" calcext:value-type="float">
            <text:p>40756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91]-[.C5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13" calcext:value-type="float">
            <text:p>40813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92]-[.C5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70" calcext:value-type="float">
            <text:p>40870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93]-[.C5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27" calcext:value-type="float">
            <text:p>40927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594]-[.C5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84" calcext:value-type="float">
            <text:p>40984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595]-[.C5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41" calcext:value-type="float">
            <text:p>41041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596]-[.C5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97" calcext:value-type="float">
            <text:p>41097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97]-[.C59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54" calcext:value-type="float">
            <text:p>4115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598]-[.C5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11" calcext:value-type="float">
            <text:p>4121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99]-[.C5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68" calcext:value-type="float">
            <text:p>41268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00]-[.C5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25" calcext:value-type="float">
            <text:p>41325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01]-[.C6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82" calcext:value-type="float">
            <text:p>41382</text:p>
          </table:table-cell>
          <table:table-cell office:value-type="float" office:value="349.342743" calcext:value-type="float">
            <text:p>349.34274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02]-[.C6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39" calcext:value-type="float">
            <text:p>4143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603]-[.C6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96" calcext:value-type="float">
            <text:p>41496</text:p>
          </table:table-cell>
          <table:table-cell office:value-type="float" office:value="349.446808" calcext:value-type="float">
            <text:p>349.446808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604]-[.C6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53" calcext:value-type="float">
            <text:p>41553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05]-[.C6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10" calcext:value-type="float">
            <text:p>41610</text:p>
          </table:table-cell>
          <table:table-cell office:value-type="float" office:value="349.448639" calcext:value-type="float">
            <text:p>349.44863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606]-[.C6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67" calcext:value-type="float">
            <text:p>41667</text:p>
          </table:table-cell>
          <table:table-cell office:value-type="float" office:value="349.45636" calcext:value-type="float">
            <text:p>349.4563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07]-[.C6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24" calcext:value-type="float">
            <text:p>4172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608]-[.C6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81" calcext:value-type="float">
            <text:p>41781</text:p>
          </table:table-cell>
          <table:table-cell office:value-type="float" office:value="349.424072" calcext:value-type="float">
            <text:p>349.42407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09]-[.C6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38" calcext:value-type="float">
            <text:p>41838</text:p>
          </table:table-cell>
          <table:table-cell office:value-type="float" office:value="349.424072" calcext:value-type="float">
            <text:p>349.424072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10]-[.C6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94" calcext:value-type="float">
            <text:p>4189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611]-[.C61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51" calcext:value-type="float">
            <text:p>41951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12]-[.C6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08" calcext:value-type="float">
            <text:p>42008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13]-[.C6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65" calcext:value-type="float">
            <text:p>4206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14]-[.C6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22" calcext:value-type="float">
            <text:p>42122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615]-[.C6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79" calcext:value-type="float">
            <text:p>42179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33956" calcext:value-type="float">
            <text:p>12.333956</text:p>
          </table:table-cell>
          <table:table-cell table:formula="of:=[.C616]-[.C6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36" calcext:value-type="float">
            <text:p>42236</text:p>
          </table:table-cell>
          <table:table-cell office:value-type="float" office:value="349.442749" calcext:value-type="float">
            <text:p>349.44274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617]-[.C6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93" calcext:value-type="float">
            <text:p>42293</text:p>
          </table:table-cell>
          <table:table-cell office:value-type="float" office:value="349.425903" calcext:value-type="float">
            <text:p>349.42590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618]-[.C6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50" calcext:value-type="float">
            <text:p>42350</text:p>
          </table:table-cell>
          <table:table-cell office:value-type="float" office:value="349.455017" calcext:value-type="float">
            <text:p>349.455017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19]-[.C6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07" calcext:value-type="float">
            <text:p>42407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20]-[.C6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64" calcext:value-type="float">
            <text:p>4246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21]-[.C6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21" calcext:value-type="float">
            <text:p>42521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31791" calcext:value-type="float">
            <text:p>12.331791</text:p>
          </table:table-cell>
          <table:table-cell table:formula="of:=[.C622]-[.C6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77" calcext:value-type="float">
            <text:p>42577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623]-[.C62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34" calcext:value-type="float">
            <text:p>42634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24]-[.C6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91" calcext:value-type="float">
            <text:p>42691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25]-[.C6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48" calcext:value-type="float">
            <text:p>42748</text:p>
          </table:table-cell>
          <table:table-cell office:value-type="float" office:value="349.464539" calcext:value-type="float">
            <text:p>349.464539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626]-[.C6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05" calcext:value-type="float">
            <text:p>42805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27]-[.C6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62" calcext:value-type="float">
            <text:p>42862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628]-[.C6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19" calcext:value-type="float">
            <text:p>42919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29]-[.C6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76" calcext:value-type="float">
            <text:p>4297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630]-[.C6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33" calcext:value-type="float">
            <text:p>43033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31]-[.C6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90" calcext:value-type="float">
            <text:p>43090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32]-[.C6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47" calcext:value-type="float">
            <text:p>43147</text:p>
          </table:table-cell>
          <table:table-cell office:value-type="float" office:value="349.400879" calcext:value-type="float">
            <text:p>349.40087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33]-[.C6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04" calcext:value-type="float">
            <text:p>43204</text:p>
          </table:table-cell>
          <table:table-cell office:value-type="float" office:value="349.429047" calcext:value-type="float">
            <text:p>349.429047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634]-[.C6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61" calcext:value-type="float">
            <text:p>43261</text:p>
          </table:table-cell>
          <table:table-cell office:value-type="float" office:value="349.424072" calcext:value-type="float">
            <text:p>349.42407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35]-[.C6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17" calcext:value-type="float">
            <text:p>43317</text:p>
          </table:table-cell>
          <table:table-cell office:value-type="float" office:value="349.396332" calcext:value-type="float">
            <text:p>349.39633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36]-[.C63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74" calcext:value-type="float">
            <text:p>4337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637]-[.C6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31" calcext:value-type="float">
            <text:p>43431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38]-[.C6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88" calcext:value-type="float">
            <text:p>4348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39]-[.C6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45" calcext:value-type="float">
            <text:p>43545</text:p>
          </table:table-cell>
          <table:table-cell office:value-type="float" office:value="349.340027" calcext:value-type="float">
            <text:p>349.34002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40]-[.C6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02" calcext:value-type="float">
            <text:p>43602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41]-[.C6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59" calcext:value-type="float">
            <text:p>43659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42]-[.C6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16" calcext:value-type="float">
            <text:p>43716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43]-[.C6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73" calcext:value-type="float">
            <text:p>43773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44]-[.C6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30" calcext:value-type="float">
            <text:p>43830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645]-[.C6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87" calcext:value-type="float">
            <text:p>43887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646]-[.C6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44" calcext:value-type="float">
            <text:p>43944</text:p>
          </table:table-cell>
          <table:table-cell office:value-type="float" office:value="349.3255" calcext:value-type="float">
            <text:p>349.325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47]-[.C6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1" calcext:value-type="float">
            <text:p>4400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6409" calcext:value-type="float">
            <text:p>349.6409</text:p>
          </table:table-cell>
          <table:table-cell office:value-type="float" office:value="12.333233" calcext:value-type="float">
            <text:p>12.333233</text:p>
          </table:table-cell>
          <table:table-cell table:formula="of:=[.C648]-[.C6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57" calcext:value-type="float">
            <text:p>4405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49]-[.C64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14" calcext:value-type="float">
            <text:p>44114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650]-[.C6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71" calcext:value-type="float">
            <text:p>4417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651]-[.C6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28" calcext:value-type="float">
            <text:p>4422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52]-[.C6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85" calcext:value-type="float">
            <text:p>44285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53]-[.C6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42" calcext:value-type="float">
            <text:p>4434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54]-[.C6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99" calcext:value-type="float">
            <text:p>44399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55]-[.C6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56" calcext:value-type="float">
            <text:p>4445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656]-[.C6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13" calcext:value-type="float">
            <text:p>4451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57]-[.C6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70" calcext:value-type="float">
            <text:p>44570</text:p>
          </table:table-cell>
          <table:table-cell office:value-type="float" office:value="349.396393" calcext:value-type="float">
            <text:p>349.39639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58]-[.C6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27" calcext:value-type="float">
            <text:p>44627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659]-[.C6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84" calcext:value-type="float">
            <text:p>44684</text:p>
          </table:table-cell>
          <table:table-cell office:value-type="float" office:value="349.405029" calcext:value-type="float">
            <text:p>349.40502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60]-[.C6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41" calcext:value-type="float">
            <text:p>44741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661]-[.C6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97" calcext:value-type="float">
            <text:p>44797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662]-[.C66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54" calcext:value-type="float">
            <text:p>44854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32672" calcext:value-type="float">
            <text:p>12.332672</text:p>
          </table:table-cell>
          <table:table-cell table:formula="of:=[.C663]-[.C6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11" calcext:value-type="float">
            <text:p>4491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664]-[.C6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68" calcext:value-type="float">
            <text:p>44968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65]-[.C6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25" calcext:value-type="float">
            <text:p>4502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66]-[.C6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82" calcext:value-type="float">
            <text:p>45082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67]-[.C6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39" calcext:value-type="float">
            <text:p>45139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668]-[.C6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96" calcext:value-type="float">
            <text:p>45196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69]-[.C6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53" calcext:value-type="float">
            <text:p>45253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670]-[.C6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10" calcext:value-type="float">
            <text:p>45310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71]-[.C6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67" calcext:value-type="float">
            <text:p>45367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672]-[.C6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24" calcext:value-type="float">
            <text:p>45424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73]-[.C6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81" calcext:value-type="float">
            <text:p>45481</text:p>
          </table:table-cell>
          <table:table-cell office:value-type="float" office:value="349.429565" calcext:value-type="float">
            <text:p>349.42956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74]-[.C6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37" calcext:value-type="float">
            <text:p>45537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75]-[.C67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94" calcext:value-type="float">
            <text:p>45594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76]-[.C6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51" calcext:value-type="float">
            <text:p>45651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77]-[.C6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08" calcext:value-type="float">
            <text:p>45708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78]-[.C6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65" calcext:value-type="float">
            <text:p>4576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679]-[.C6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22" calcext:value-type="float">
            <text:p>4582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80]-[.C6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79" calcext:value-type="float">
            <text:p>45879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81]-[.C6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36" calcext:value-type="float">
            <text:p>45936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682]-[.C6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93" calcext:value-type="float">
            <text:p>45993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83]-[.C6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50" calcext:value-type="float">
            <text:p>46050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684]-[.C6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07" calcext:value-type="float">
            <text:p>46107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85]-[.C6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64" calcext:value-type="float">
            <text:p>46164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86]-[.C6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21" calcext:value-type="float">
            <text:p>46221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87]-[.C6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77" calcext:value-type="float">
            <text:p>46277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88]-[.C68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34" calcext:value-type="float">
            <text:p>46334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689]-[.C6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91" calcext:value-type="float">
            <text:p>46391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90]-[.C6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48" calcext:value-type="float">
            <text:p>46448</text:p>
          </table:table-cell>
          <table:table-cell office:value-type="float" office:value="349.303192" calcext:value-type="float">
            <text:p>349.30319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691]-[.C6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05" calcext:value-type="float">
            <text:p>46505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92]-[.C6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62" calcext:value-type="float">
            <text:p>46562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693]-[.C6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19" calcext:value-type="float">
            <text:p>46619</text:p>
          </table:table-cell>
          <table:table-cell office:value-type="float" office:value="349.410431" calcext:value-type="float">
            <text:p>349.41043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94]-[.C6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76" calcext:value-type="float">
            <text:p>46676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95]-[.C6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33" calcext:value-type="float">
            <text:p>46733</text:p>
          </table:table-cell>
          <table:table-cell office:value-type="float" office:value="349.405426" calcext:value-type="float">
            <text:p>349.40542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96]-[.C6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90" calcext:value-type="float">
            <text:p>46790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697]-[.C6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47" calcext:value-type="float">
            <text:p>46847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98]-[.C6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04" calcext:value-type="float">
            <text:p>4690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99]-[.C6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61" calcext:value-type="float">
            <text:p>46961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00]-[.C6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17" calcext:value-type="float">
            <text:p>47017</text:p>
          </table:table-cell>
          <table:table-cell office:value-type="float" office:value="349.358154" calcext:value-type="float">
            <text:p>349.35815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01]-[.C70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74" calcext:value-type="float">
            <text:p>47074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702]-[.C7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31" calcext:value-type="float">
            <text:p>47131</text:p>
          </table:table-cell>
          <table:table-cell office:value-type="float" office:value="349.392242" calcext:value-type="float">
            <text:p>349.39224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03]-[.C7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88" calcext:value-type="float">
            <text:p>47188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04]-[.C7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45" calcext:value-type="float">
            <text:p>47245</text:p>
          </table:table-cell>
          <table:table-cell office:value-type="float" office:value="349.43454" calcext:value-type="float">
            <text:p>349.43454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705]-[.C7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02" calcext:value-type="float">
            <text:p>47302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06]-[.C7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59" calcext:value-type="float">
            <text:p>47359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707]-[.C7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16" calcext:value-type="float">
            <text:p>47416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08]-[.C7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73" calcext:value-type="float">
            <text:p>47473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709]-[.C7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30" calcext:value-type="float">
            <text:p>47530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10]-[.C7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87" calcext:value-type="float">
            <text:p>47587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711]-[.C7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44" calcext:value-type="float">
            <text:p>47644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712]-[.C7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01" calcext:value-type="float">
            <text:p>47701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13]-[.C7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57" calcext:value-type="float">
            <text:p>47757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14]-[.C71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14" calcext:value-type="float">
            <text:p>47814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715]-[.C7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71" calcext:value-type="float">
            <text:p>47871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16]-[.C7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28" calcext:value-type="float">
            <text:p>47928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17]-[.C7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85" calcext:value-type="float">
            <text:p>4798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18]-[.C7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42" calcext:value-type="float">
            <text:p>48042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19]-[.C7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99" calcext:value-type="float">
            <text:p>48099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20]-[.C7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56" calcext:value-type="float">
            <text:p>48156</text:p>
          </table:table-cell>
          <table:table-cell office:value-type="float" office:value="349.362244" calcext:value-type="float">
            <text:p>349.36224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21]-[.C7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13" calcext:value-type="float">
            <text:p>48213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22]-[.C7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70" calcext:value-type="float">
            <text:p>48270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23]-[.C7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27" calcext:value-type="float">
            <text:p>48327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32512" calcext:value-type="float">
            <text:p>12.332512</text:p>
          </table:table-cell>
          <table:table-cell table:formula="of:=[.C724]-[.C7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84" calcext:value-type="float">
            <text:p>48384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25]-[.C7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41" calcext:value-type="float">
            <text:p>48441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" calcext:value-type="float">
            <text:p>349</text:p>
          </table:table-cell>
          <table:table-cell office:value-type="float" office:value="12.310626" calcext:value-type="float">
            <text:p>12.310626</text:p>
          </table:table-cell>
          <table:table-cell table:formula="of:=[.C726]-[.C7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97" calcext:value-type="float">
            <text:p>48497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727]-[.C72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54" calcext:value-type="float">
            <text:p>4855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28]-[.C7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11" calcext:value-type="float">
            <text:p>48611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29]-[.C7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68" calcext:value-type="float">
            <text:p>48668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730]-[.C7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25" calcext:value-type="float">
            <text:p>48725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731]-[.C7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82" calcext:value-type="float">
            <text:p>4878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32]-[.C7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39" calcext:value-type="float">
            <text:p>48839</text:p>
          </table:table-cell>
          <table:table-cell office:value-type="float" office:value="349.464996" calcext:value-type="float">
            <text:p>349.464996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733]-[.C7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96" calcext:value-type="float">
            <text:p>48896</text:p>
          </table:table-cell>
          <table:table-cell office:value-type="float" office:value="349.486389" calcext:value-type="float">
            <text:p>349.486389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C734]-[.C7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53" calcext:value-type="float">
            <text:p>48953</text:p>
          </table:table-cell>
          <table:table-cell office:value-type="float" office:value="349.502747" calcext:value-type="float">
            <text:p>349.50274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735]-[.C7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10" calcext:value-type="float">
            <text:p>49010</text:p>
          </table:table-cell>
          <table:table-cell office:value-type="float" office:value="349.48407" calcext:value-type="float">
            <text:p>349.4840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36]-[.C7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67" calcext:value-type="float">
            <text:p>49067</text:p>
          </table:table-cell>
          <table:table-cell office:value-type="float" office:value="349.529968" calcext:value-type="float">
            <text:p>349.529968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30909" calcext:value-type="float">
            <text:p>12.330909</text:p>
          </table:table-cell>
          <table:table-cell table:formula="of:=[.C737]-[.C7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24" calcext:value-type="float">
            <text:p>49124</text:p>
          </table:table-cell>
          <table:table-cell office:value-type="float" office:value="349.48819" calcext:value-type="float">
            <text:p>349.4881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38]-[.C7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80" calcext:value-type="float">
            <text:p>49180</text:p>
          </table:table-cell>
          <table:table-cell office:value-type="float" office:value="349.44223" calcext:value-type="float">
            <text:p>349.4422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39]-[.C73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37" calcext:value-type="float">
            <text:p>49237</text:p>
          </table:table-cell>
          <table:table-cell office:value-type="float" office:value="349.409515" calcext:value-type="float">
            <text:p>349.40951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40]-[.C7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94" calcext:value-type="float">
            <text:p>49294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41]-[.C7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51" calcext:value-type="float">
            <text:p>49351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42]-[.C7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08" calcext:value-type="float">
            <text:p>4940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43]-[.C7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65" calcext:value-type="float">
            <text:p>49465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44]-[.C7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22" calcext:value-type="float">
            <text:p>49522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45]-[.C7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79" calcext:value-type="float">
            <text:p>49579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46]-[.C7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36" calcext:value-type="float">
            <text:p>49636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47]-[.C7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93" calcext:value-type="float">
            <text:p>49693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48]-[.C7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50" calcext:value-type="float">
            <text:p>49750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749]-[.C7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07" calcext:value-type="float">
            <text:p>49807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50]-[.C7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64" calcext:value-type="float">
            <text:p>49864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751]-[.C7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20" calcext:value-type="float">
            <text:p>49920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52]-[.C75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77" calcext:value-type="float">
            <text:p>49977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753]-[.C7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34" calcext:value-type="float">
            <text:p>50034</text:p>
          </table:table-cell>
          <table:table-cell office:value-type="float" office:value="349.417694" calcext:value-type="float">
            <text:p>349.41769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54]-[.C7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91" calcext:value-type="float">
            <text:p>50091</text:p>
          </table:table-cell>
          <table:table-cell office:value-type="float" office:value="349.423157" calcext:value-type="float">
            <text:p>349.423157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55]-[.C7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48" calcext:value-type="float">
            <text:p>50148</text:p>
          </table:table-cell>
          <table:table-cell office:value-type="float" office:value="349.431793" calcext:value-type="float">
            <text:p>349.431793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756]-[.C7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05" calcext:value-type="float">
            <text:p>50205</text:p>
          </table:table-cell>
          <table:table-cell office:value-type="float" office:value="349.419525" calcext:value-type="float">
            <text:p>349.41952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757]-[.C7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62" calcext:value-type="float">
            <text:p>50262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58]-[.C7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19" calcext:value-type="float">
            <text:p>50319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759]-[.C7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76" calcext:value-type="float">
            <text:p>50376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760]-[.C7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33" calcext:value-type="float">
            <text:p>50433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1268" calcext:value-type="float">
            <text:p>12.311268</text:p>
          </table:table-cell>
          <table:table-cell table:formula="of:=[.C761]-[.C7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90" calcext:value-type="float">
            <text:p>50490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62]-[.C7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47" calcext:value-type="float">
            <text:p>50547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63]-[.C7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04" calcext:value-type="float">
            <text:p>50604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764]-[.C7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60" calcext:value-type="float">
            <text:p>50660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65]-[.C76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17" calcext:value-type="float">
            <text:p>50717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66]-[.C7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74" calcext:value-type="float">
            <text:p>50774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67]-[.C7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31" calcext:value-type="float">
            <text:p>50831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768]-[.C7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88" calcext:value-type="float">
            <text:p>50888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769]-[.C7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45" calcext:value-type="float">
            <text:p>50945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70]-[.C7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02" calcext:value-type="float">
            <text:p>51002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C771]-[.C7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59" calcext:value-type="float">
            <text:p>51059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72]-[.C7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16" calcext:value-type="float">
            <text:p>5111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73]-[.C7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73" calcext:value-type="float">
            <text:p>5117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774]-[.C7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30" calcext:value-type="float">
            <text:p>51230</text:p>
          </table:table-cell>
          <table:table-cell office:value-type="float" office:value="349.346802" calcext:value-type="float">
            <text:p>349.34680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775]-[.C7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87" calcext:value-type="float">
            <text:p>51287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76]-[.C7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44" calcext:value-type="float">
            <text:p>51344</text:p>
          </table:table-cell>
          <table:table-cell office:value-type="float" office:value="349.311798" calcext:value-type="float">
            <text:p>349.31179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77]-[.C7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00" calcext:value-type="float">
            <text:p>51400</text:p>
          </table:table-cell>
          <table:table-cell office:value-type="float" office:value="349.317688" calcext:value-type="float">
            <text:p>349.31768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78]-[.C77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57" calcext:value-type="float">
            <text:p>51457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779]-[.C7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14" calcext:value-type="float">
            <text:p>51514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780]-[.C7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71" calcext:value-type="float">
            <text:p>5157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81]-[.C7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28" calcext:value-type="float">
            <text:p>5162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782]-[.C7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85" calcext:value-type="float">
            <text:p>51685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83]-[.C7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42" calcext:value-type="float">
            <text:p>5174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84]-[.C7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99" calcext:value-type="float">
            <text:p>51799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85]-[.C7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56" calcext:value-type="float">
            <text:p>51856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786]-[.C7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13" calcext:value-type="float">
            <text:p>51913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87]-[.C7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70" calcext:value-type="float">
            <text:p>51970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88]-[.C7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27" calcext:value-type="float">
            <text:p>52027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789]-[.C7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84" calcext:value-type="float">
            <text:p>52084</text:p>
          </table:table-cell>
          <table:table-cell office:value-type="float" office:value="349.356354" calcext:value-type="float">
            <text:p>349.356354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790]-[.C7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40" calcext:value-type="float">
            <text:p>52140</text:p>
          </table:table-cell>
          <table:table-cell office:value-type="float" office:value="349.422699" calcext:value-type="float">
            <text:p>349.422699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37082" calcext:value-type="float">
            <text:p>12.337082</text:p>
          </table:table-cell>
          <table:table-cell table:formula="of:=[.C791]-[.C79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97" calcext:value-type="float">
            <text:p>52197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8.950012" calcext:value-type="float">
            <text:p>348.950012</text:p>
          </table:table-cell>
          <table:table-cell office:value-type="float" office:value="12.308863" calcext:value-type="float">
            <text:p>12.308863</text:p>
          </table:table-cell>
          <table:table-cell table:formula="of:=[.C792]-[.C7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54" calcext:value-type="float">
            <text:p>52254</text:p>
          </table:table-cell>
          <table:table-cell office:value-type="float" office:value="349.352295" calcext:value-type="float">
            <text:p>349.35229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93]-[.C7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11" calcext:value-type="float">
            <text:p>52311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94]-[.C7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68" calcext:value-type="float">
            <text:p>52368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795]-[.C7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25" calcext:value-type="float">
            <text:p>52425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796]-[.C7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82" calcext:value-type="float">
            <text:p>52482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797]-[.C7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39" calcext:value-type="float">
            <text:p>52539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798]-[.C7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96" calcext:value-type="float">
            <text:p>52596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799]-[.C7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53" calcext:value-type="float">
            <text:p>52653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00]-[.C7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10" calcext:value-type="float">
            <text:p>52710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01]-[.C8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67" calcext:value-type="float">
            <text:p>52767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8.84317" calcext:value-type="float">
            <text:p>348.84317</text:p>
          </table:table-cell>
          <table:table-cell office:value-type="float" office:value="12.305094" calcext:value-type="float">
            <text:p>12.305094</text:p>
          </table:table-cell>
          <table:table-cell table:formula="of:=[.C802]-[.C8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24" calcext:value-type="float">
            <text:p>52824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731812" calcext:value-type="float">
            <text:p>349.731812</text:p>
          </table:table-cell>
          <table:table-cell office:value-type="float" office:value="12.33644" calcext:value-type="float">
            <text:p>12.33644</text:p>
          </table:table-cell>
          <table:table-cell table:formula="of:=[.C803]-[.C8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80" calcext:value-type="float">
            <text:p>52880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04]-[.C80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37" calcext:value-type="float">
            <text:p>52937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805]-[.C8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94" calcext:value-type="float">
            <text:p>52994</text:p>
          </table:table-cell>
          <table:table-cell office:value-type="float" office:value="349.2677" calcext:value-type="float">
            <text:p>349.2677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1829" calcext:value-type="float">
            <text:p>12.311829</text:p>
          </table:table-cell>
          <table:table-cell table:formula="of:=[.C806]-[.C8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51" calcext:value-type="float">
            <text:p>5305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845459" calcext:value-type="float">
            <text:p>349.845459</text:p>
          </table:table-cell>
          <table:table-cell office:value-type="float" office:value="12.340448" calcext:value-type="float">
            <text:p>12.340448</text:p>
          </table:table-cell>
          <table:table-cell table:formula="of:=[.C807]-[.C8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08" calcext:value-type="float">
            <text:p>53108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08]-[.C8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65" calcext:value-type="float">
            <text:p>53165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809]-[.C8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22" calcext:value-type="float">
            <text:p>53222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810]-[.C8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79" calcext:value-type="float">
            <text:p>5327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811]-[.C8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36" calcext:value-type="float">
            <text:p>53336</text:p>
          </table:table-cell>
          <table:table-cell office:value-type="float" office:value="349.389587" calcext:value-type="float">
            <text:p>349.38958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12]-[.C8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93" calcext:value-type="float">
            <text:p>53393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813]-[.C8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50" calcext:value-type="float">
            <text:p>53450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814]-[.C8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07" calcext:value-type="float">
            <text:p>53507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815]-[.C8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64" calcext:value-type="float">
            <text:p>53564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816]-[.C8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20" calcext:value-type="float">
            <text:p>53620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17]-[.C81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77" calcext:value-type="float">
            <text:p>5367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818]-[.C8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34" calcext:value-type="float">
            <text:p>53734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19]-[.C8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91" calcext:value-type="float">
            <text:p>53791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20]-[.C8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48" calcext:value-type="float">
            <text:p>53848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821]-[.C8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05" calcext:value-type="float">
            <text:p>53905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822]-[.C8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62" calcext:value-type="float">
            <text:p>5396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823]-[.C8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349.238617" calcext:value-type="float">
            <text:p>349.23861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24]-[.C8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76" calcext:value-type="float">
            <text:p>54076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825]-[.C8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33" calcext:value-type="float">
            <text:p>54133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826]-[.C8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90" calcext:value-type="float">
            <text:p>54190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27]-[.C8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47" calcext:value-type="float">
            <text:p>54247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28]-[.C8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04" calcext:value-type="float">
            <text:p>54304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29]-[.C8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60" calcext:value-type="float">
            <text:p>54360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30]-[.C82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17" calcext:value-type="float">
            <text:p>5441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31]-[.C8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74" calcext:value-type="float">
            <text:p>54474</text:p>
          </table:table-cell>
          <table:table-cell office:value-type="float" office:value="349.300873" calcext:value-type="float">
            <text:p>349.300873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832]-[.C8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31" calcext:value-type="float">
            <text:p>54531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33]-[.C8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88" calcext:value-type="float">
            <text:p>54588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834]-[.C8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45" calcext:value-type="float">
            <text:p>54645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35]-[.C8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02" calcext:value-type="float">
            <text:p>54702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836]-[.C8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59" calcext:value-type="float">
            <text:p>54759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837]-[.C8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16" calcext:value-type="float">
            <text:p>54816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38]-[.C8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73" calcext:value-type="float">
            <text:p>54873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839]-[.C8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30" calcext:value-type="float">
            <text:p>54930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40]-[.C8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87" calcext:value-type="float">
            <text:p>54987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841]-[.C8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44" calcext:value-type="float">
            <text:p>55044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842]-[.C8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00" calcext:value-type="float">
            <text:p>55100</text:p>
          </table:table-cell>
          <table:table-cell office:value-type="float" office:value="349.349976" calcext:value-type="float">
            <text:p>349.34997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43]-[.C84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57" calcext:value-type="float">
            <text:p>55157</text:p>
          </table:table-cell>
          <table:table-cell office:value-type="float" office:value="349.314514" calcext:value-type="float">
            <text:p>349.31451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44]-[.C8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14" calcext:value-type="float">
            <text:p>55214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845]-[.C8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71" calcext:value-type="float">
            <text:p>55271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46]-[.C8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28" calcext:value-type="float">
            <text:p>55328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47]-[.C8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85" calcext:value-type="float">
            <text:p>55385</text:p>
          </table:table-cell>
          <table:table-cell office:value-type="float" office:value="349.291382" calcext:value-type="float">
            <text:p>349.29138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48]-[.C8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42" calcext:value-type="float">
            <text:p>55442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49]-[.C8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99" calcext:value-type="float">
            <text:p>5549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50]-[.C8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56" calcext:value-type="float">
            <text:p>55556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851]-[.C8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13" calcext:value-type="float">
            <text:p>55613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52]-[.C8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70" calcext:value-type="float">
            <text:p>55670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53]-[.C8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27" calcext:value-type="float">
            <text:p>55727</text:p>
          </table:table-cell>
          <table:table-cell office:value-type="float" office:value="349.305023" calcext:value-type="float">
            <text:p>349.30502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854]-[.C8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84" calcext:value-type="float">
            <text:p>55784</text:p>
          </table:table-cell>
          <table:table-cell office:value-type="float" office:value="349.285034" calcext:value-type="float">
            <text:p>349.28503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55]-[.C8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41" calcext:value-type="float">
            <text:p>55841</text:p>
          </table:table-cell>
          <table:table-cell office:value-type="float" office:value="349.345947" calcext:value-type="float">
            <text:p>349.34594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856]-[.C8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97" calcext:value-type="float">
            <text:p>55897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57]-[.C85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54" calcext:value-type="float">
            <text:p>55954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58]-[.C8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11" calcext:value-type="float">
            <text:p>56011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59]-[.C8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68" calcext:value-type="float">
            <text:p>5606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860]-[.C8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25" calcext:value-type="float">
            <text:p>56125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861]-[.C8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82" calcext:value-type="float">
            <text:p>56182</text:p>
          </table:table-cell>
          <table:table-cell office:value-type="float" office:value="349.314056" calcext:value-type="float">
            <text:p>349.31405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62]-[.C8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39" calcext:value-type="float">
            <text:p>56239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863]-[.C8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96" calcext:value-type="float">
            <text:p>56296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864]-[.C8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53" calcext:value-type="float">
            <text:p>5635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65]-[.C8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10" calcext:value-type="float">
            <text:p>56410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66]-[.C8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67" calcext:value-type="float">
            <text:p>56467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867]-[.C8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24" calcext:value-type="float">
            <text:p>56524</text:p>
          </table:table-cell>
          <table:table-cell office:value-type="float" office:value="349.3927" calcext:value-type="float">
            <text:p>349.392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868]-[.C8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80" calcext:value-type="float">
            <text:p>56580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869]-[.C86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37" calcext:value-type="float">
            <text:p>56637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870]-[.C8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94" calcext:value-type="float">
            <text:p>56694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871]-[.C8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51" calcext:value-type="float">
            <text:p>5675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872]-[.C8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08" calcext:value-type="float">
            <text:p>5680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73]-[.C8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65" calcext:value-type="float">
            <text:p>56865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874]-[.C8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22" calcext:value-type="float">
            <text:p>56922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875]-[.C8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79" calcext:value-type="float">
            <text:p>56979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76]-[.C8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36" calcext:value-type="float">
            <text:p>57036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77]-[.C8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93" calcext:value-type="float">
            <text:p>5709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878]-[.C8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50" calcext:value-type="float">
            <text:p>57150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79]-[.C8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07" calcext:value-type="float">
            <text:p>57207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80]-[.C8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64" calcext:value-type="float">
            <text:p>5726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881]-[.C8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20" calcext:value-type="float">
            <text:p>57320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882]-[.C88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77" calcext:value-type="float">
            <text:p>57377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83]-[.C8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34" calcext:value-type="float">
            <text:p>57434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884]-[.C8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91" calcext:value-type="float">
            <text:p>57491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885]-[.C8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48" calcext:value-type="float">
            <text:p>5754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886]-[.C8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05" calcext:value-type="float">
            <text:p>57605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887]-[.C8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62" calcext:value-type="float">
            <text:p>57662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888]-[.C8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19" calcext:value-type="float">
            <text:p>57719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89]-[.C8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76" calcext:value-type="float">
            <text:p>57776</text:p>
          </table:table-cell>
          <table:table-cell office:value-type="float" office:value="349.268646" calcext:value-type="float">
            <text:p>349.26864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90]-[.C8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33" calcext:value-type="float">
            <text:p>57833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891]-[.C8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90" calcext:value-type="float">
            <text:p>57890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892]-[.C8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47" calcext:value-type="float">
            <text:p>57947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93]-[.C8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04" calcext:value-type="float">
            <text:p>5800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894]-[.C8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60" calcext:value-type="float">
            <text:p>58060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95]-[.C89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17" calcext:value-type="float">
            <text:p>58117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96]-[.C8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74" calcext:value-type="float">
            <text:p>5817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897]-[.C8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31" calcext:value-type="float">
            <text:p>5823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898]-[.C8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88" calcext:value-type="float">
            <text:p>58288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99]-[.C8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45" calcext:value-type="float">
            <text:p>58345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900]-[.C8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02" calcext:value-type="float">
            <text:p>58402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01]-[.C9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59" calcext:value-type="float">
            <text:p>58459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902]-[.C9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16" calcext:value-type="float">
            <text:p>5851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903]-[.C9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73" calcext:value-type="float">
            <text:p>58573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904]-[.C9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30" calcext:value-type="float">
            <text:p>58630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905]-[.C9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87" calcext:value-type="float">
            <text:p>58687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906]-[.C9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44" calcext:value-type="float">
            <text:p>58744</text:p>
          </table:table-cell>
          <table:table-cell office:value-type="float" office:value="349.416382" calcext:value-type="float">
            <text:p>349.41638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907]-[.C9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01" calcext:value-type="float">
            <text:p>58801</text:p>
          </table:table-cell>
          <table:table-cell office:value-type="float" office:value="349.394073" calcext:value-type="float">
            <text:p>349.39407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908]-[.C9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57" calcext:value-type="float">
            <text:p>58857</text:p>
          </table:table-cell>
          <table:table-cell office:value-type="float" office:value="349.437286" calcext:value-type="float">
            <text:p>349.437286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909]-[.C90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14" calcext:value-type="float">
            <text:p>58914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910]-[.C9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71" calcext:value-type="float">
            <text:p>5897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911]-[.C9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28" calcext:value-type="float">
            <text:p>59028</text:p>
          </table:table-cell>
          <table:table-cell office:value-type="float" office:value="349.335876" calcext:value-type="float">
            <text:p>349.335876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912]-[.C9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85" calcext:value-type="float">
            <text:p>5908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913]-[.C9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42" calcext:value-type="float">
            <text:p>59142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14]-[.C9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99" calcext:value-type="float">
            <text:p>59199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15]-[.C9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56" calcext:value-type="float">
            <text:p>5925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916]-[.C9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13" calcext:value-type="float">
            <text:p>59313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840912" calcext:value-type="float">
            <text:p>349.840912</text:p>
          </table:table-cell>
          <table:table-cell office:value-type="float" office:value="12.340288" calcext:value-type="float">
            <text:p>12.340288</text:p>
          </table:table-cell>
          <table:table-cell table:formula="of:=[.C917]-[.C9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70" calcext:value-type="float">
            <text:p>59370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918]-[.C9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27" calcext:value-type="float">
            <text:p>59427</text:p>
          </table:table-cell>
          <table:table-cell office:value-type="float" office:value="349.301331" calcext:value-type="float">
            <text:p>349.30133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919]-[.C9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84" calcext:value-type="float">
            <text:p>59484</text:p>
          </table:table-cell>
          <table:table-cell office:value-type="float" office:value="349.399963" calcext:value-type="float">
            <text:p>349.399963</text:p>
          </table:table-cell>
          <table:table-cell office:value-type="float" office:value="349.809082" calcext:value-type="float">
            <text:p>349.809082</text:p>
          </table:table-cell>
          <table:table-cell office:value-type="float" office:value="12.339166" calcext:value-type="float">
            <text:p>12.339166</text:p>
          </table:table-cell>
          <table:table-cell table:formula="of:=[.C920]-[.C9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40" calcext:value-type="float">
            <text:p>59540</text:p>
          </table:table-cell>
          <table:table-cell office:value-type="float" office:value="349.4245" calcext:value-type="float">
            <text:p>349.4245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921]-[.C92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97" calcext:value-type="float">
            <text:p>59597</text:p>
          </table:table-cell>
          <table:table-cell office:value-type="float" office:value="349.346771" calcext:value-type="float">
            <text:p>349.34677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922]-[.C9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54" calcext:value-type="float">
            <text:p>59654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923]-[.C9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11" calcext:value-type="float">
            <text:p>59711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924]-[.C9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68" calcext:value-type="float">
            <text:p>59768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925]-[.C9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25" calcext:value-type="float">
            <text:p>59825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26]-[.C9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82" calcext:value-type="float">
            <text:p>59882</text:p>
          </table:table-cell>
          <table:table-cell office:value-type="float" office:value="349.344574" calcext:value-type="float">
            <text:p>349.34457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927]-[.C9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39" calcext:value-type="float">
            <text:p>59939</text:p>
          </table:table-cell>
          <table:table-cell office:value-type="float" office:value="349.349121" calcext:value-type="float">
            <text:p>349.34912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928]-[.C9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96" calcext:value-type="float">
            <text:p>59996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929]-[.C9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53" calcext:value-type="float">
            <text:p>60053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30]-[.C9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10" calcext:value-type="float">
            <text:p>60110</text:p>
          </table:table-cell>
          <table:table-cell office:value-type="float" office:value="349.258179" calcext:value-type="float">
            <text:p>349.258179</text:p>
          </table:table-cell>
          <table:table-cell office:value-type="float" office:value="348.963623" calcext:value-type="float">
            <text:p>348.963623</text:p>
          </table:table-cell>
          <table:table-cell office:value-type="float" office:value="12.309342" calcext:value-type="float">
            <text:p>12.309342</text:p>
          </table:table-cell>
          <table:table-cell table:formula="of:=[.C931]-[.C9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67" calcext:value-type="float">
            <text:p>60167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50.131805" calcext:value-type="float">
            <text:p>350.131805</text:p>
          </table:table-cell>
          <table:table-cell office:value-type="float" office:value="12.35055" calcext:value-type="float">
            <text:p>12.35055</text:p>
          </table:table-cell>
          <table:table-cell table:formula="of:=[.C932]-[.C9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24" calcext:value-type="float">
            <text:p>60224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2149" calcext:value-type="float">
            <text:p>12.312149</text:p>
          </table:table-cell>
          <table:table-cell table:formula="of:=[.C933]-[.C9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81" calcext:value-type="float">
            <text:p>60281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34]-[.C9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37" calcext:value-type="float">
            <text:p>60337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35]-[.C93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94" calcext:value-type="float">
            <text:p>60394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936]-[.C9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51" calcext:value-type="float">
            <text:p>60451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937]-[.C9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08" calcext:value-type="float">
            <text:p>60508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38]-[.C9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65" calcext:value-type="float">
            <text:p>60565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39]-[.C9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22" calcext:value-type="float">
            <text:p>60622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940]-[.C9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79" calcext:value-type="float">
            <text:p>6067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668182" calcext:value-type="float">
            <text:p>349.668182</text:p>
          </table:table-cell>
          <table:table-cell office:value-type="float" office:value="12.334195" calcext:value-type="float">
            <text:p>12.334195</text:p>
          </table:table-cell>
          <table:table-cell table:formula="of:=[.C941]-[.C9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36" calcext:value-type="float">
            <text:p>60736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42]-[.C9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93" calcext:value-type="float">
            <text:p>60793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943]-[.C9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50" calcext:value-type="float">
            <text:p>60850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944]-[.C9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07" calcext:value-type="float">
            <text:p>6090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945]-[.C9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64" calcext:value-type="float">
            <text:p>60964</text:p>
          </table:table-cell>
          <table:table-cell office:value-type="float" office:value="349.235474" calcext:value-type="float">
            <text:p>349.235474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46]-[.C9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21" calcext:value-type="float">
            <text:p>61021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947]-[.C9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77" calcext:value-type="float">
            <text:p>61077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48]-[.C94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34" calcext:value-type="float">
            <text:p>61134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949]-[.C9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91" calcext:value-type="float">
            <text:p>6119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50]-[.C9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48" calcext:value-type="float">
            <text:p>6124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1268" calcext:value-type="float">
            <text:p>12.311268</text:p>
          </table:table-cell>
          <table:table-cell table:formula="of:=[.C951]-[.C9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05" calcext:value-type="float">
            <text:p>61305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952]-[.C9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62" calcext:value-type="float">
            <text:p>61362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53]-[.C9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19" calcext:value-type="float">
            <text:p>61419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954]-[.C9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76" calcext:value-type="float">
            <text:p>61476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955]-[.C9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33" calcext:value-type="float">
            <text:p>61533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56]-[.C9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90" calcext:value-type="float">
            <text:p>61590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57]-[.C9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47" calcext:value-type="float">
            <text:p>61647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958]-[.C9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04" calcext:value-type="float">
            <text:p>61704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959]-[.C9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61" calcext:value-type="float">
            <text:p>61761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960]-[.C9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17" calcext:value-type="float">
            <text:p>61817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61]-[.C96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74" calcext:value-type="float">
            <text:p>61874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62]-[.C9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31" calcext:value-type="float">
            <text:p>6193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8.990906" calcext:value-type="float">
            <text:p>348.990906</text:p>
          </table:table-cell>
          <table:table-cell office:value-type="float" office:value="12.310306" calcext:value-type="float">
            <text:p>12.310306</text:p>
          </table:table-cell>
          <table:table-cell table:formula="of:=[.C963]-[.C9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88" calcext:value-type="float">
            <text:p>61988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693176" calcext:value-type="float">
            <text:p>349.693176</text:p>
          </table:table-cell>
          <table:table-cell office:value-type="float" office:value="12.335077" calcext:value-type="float">
            <text:p>12.335077</text:p>
          </table:table-cell>
          <table:table-cell table:formula="of:=[.C964]-[.C9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45" calcext:value-type="float">
            <text:p>62045</text:p>
          </table:table-cell>
          <table:table-cell office:value-type="float" office:value="349.31543" calcext:value-type="float">
            <text:p>349.3154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65]-[.C9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02" calcext:value-type="float">
            <text:p>62102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65683" calcext:value-type="float">
            <text:p>349.65683</text:p>
          </table:table-cell>
          <table:table-cell office:value-type="float" office:value="12.333795" calcext:value-type="float">
            <text:p>12.333795</text:p>
          </table:table-cell>
          <table:table-cell table:formula="of:=[.C966]-[.C9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59" calcext:value-type="float">
            <text:p>62159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8.847717" calcext:value-type="float">
            <text:p>348.847717</text:p>
          </table:table-cell>
          <table:table-cell office:value-type="float" office:value="12.305254" calcext:value-type="float">
            <text:p>12.305254</text:p>
          </table:table-cell>
          <table:table-cell table:formula="of:=[.C967]-[.C9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16" calcext:value-type="float">
            <text:p>62216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968]-[.C9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73" calcext:value-type="float">
            <text:p>62273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969]-[.C9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30" calcext:value-type="float">
            <text:p>6233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970]-[.C9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87" calcext:value-type="float">
            <text:p>62387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71]-[.C9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44" calcext:value-type="float">
            <text:p>62444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72]-[.C9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01" calcext:value-type="float">
            <text:p>62501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973]-[.C9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57" calcext:value-type="float">
            <text:p>62557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974]-[.C97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14" calcext:value-type="float">
            <text:p>62614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75]-[.C9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71" calcext:value-type="float">
            <text:p>62671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8.952271" calcext:value-type="float">
            <text:p>348.952271</text:p>
          </table:table-cell>
          <table:table-cell office:value-type="float" office:value="12.308943" calcext:value-type="float">
            <text:p>12.308943</text:p>
          </table:table-cell>
          <table:table-cell table:formula="of:=[.C976]-[.C9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28" calcext:value-type="float">
            <text:p>62728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977]-[.C9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85" calcext:value-type="float">
            <text:p>62785</text:p>
          </table:table-cell>
          <table:table-cell office:value-type="float" office:value="349.326843" calcext:value-type="float">
            <text:p>349.326843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978]-[.C9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42" calcext:value-type="float">
            <text:p>62842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979]-[.C9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99" calcext:value-type="float">
            <text:p>6289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980]-[.C9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56" calcext:value-type="float">
            <text:p>62956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981]-[.C9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13" calcext:value-type="float">
            <text:p>63013</text:p>
          </table:table-cell>
          <table:table-cell office:value-type="float" office:value="349.517273" calcext:value-type="float">
            <text:p>349.517273</text:p>
          </table:table-cell>
          <table:table-cell office:value-type="float" office:value="350.03183" calcext:value-type="float">
            <text:p>350.03183</text:p>
          </table:table-cell>
          <table:table-cell office:value-type="float" office:value="12.347023" calcext:value-type="float">
            <text:p>12.347023</text:p>
          </table:table-cell>
          <table:table-cell table:formula="of:=[.C982]-[.C9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70" calcext:value-type="float">
            <text:p>63070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8.822723" calcext:value-type="float">
            <text:p>348.822723</text:p>
          </table:table-cell>
          <table:table-cell office:value-type="float" office:value="12.304373" calcext:value-type="float">
            <text:p>12.304373</text:p>
          </table:table-cell>
          <table:table-cell table:formula="of:=[.C983]-[.C9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27" calcext:value-type="float">
            <text:p>63127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8.961365" calcext:value-type="float">
            <text:p>348.961365</text:p>
          </table:table-cell>
          <table:table-cell office:value-type="float" office:value="12.309263" calcext:value-type="float">
            <text:p>12.309263</text:p>
          </table:table-cell>
          <table:table-cell table:formula="of:=[.C984]-[.C9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84" calcext:value-type="float">
            <text:p>63184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85]-[.C9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41" calcext:value-type="float">
            <text:p>63241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825012" calcext:value-type="float">
            <text:p>349.825012</text:p>
          </table:table-cell>
          <table:table-cell office:value-type="float" office:value="12.339727" calcext:value-type="float">
            <text:p>12.339727</text:p>
          </table:table-cell>
          <table:table-cell table:formula="of:=[.C986]-[.C9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97" calcext:value-type="float">
            <text:p>63297</text:p>
          </table:table-cell>
          <table:table-cell office:value-type="float" office:value="349.205475" calcext:value-type="float">
            <text:p>349.20547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987]-[.C98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54" calcext:value-type="float">
            <text:p>63354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09504" calcext:value-type="float">
            <text:p>12.309504</text:p>
          </table:table-cell>
          <table:table-cell table:formula="of:=[.C988]-[.C9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11" calcext:value-type="float">
            <text:p>63411</text:p>
          </table:table-cell>
          <table:table-cell office:value-type="float" office:value="349.238617" calcext:value-type="float">
            <text:p>349.238617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09984" calcext:value-type="float">
            <text:p>12.309984</text:p>
          </table:table-cell>
          <table:table-cell table:formula="of:=[.C989]-[.C9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68" calcext:value-type="float">
            <text:p>63468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963623" calcext:value-type="float">
            <text:p>349.963623</text:p>
          </table:table-cell>
          <table:table-cell office:value-type="float" office:value="12.344617" calcext:value-type="float">
            <text:p>12.344617</text:p>
          </table:table-cell>
          <table:table-cell table:formula="of:=[.C990]-[.C9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25" calcext:value-type="float">
            <text:p>63525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91]-[.C9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82" calcext:value-type="float">
            <text:p>6358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92]-[.C9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39" calcext:value-type="float">
            <text:p>63639</text:p>
          </table:table-cell>
          <table:table-cell office:value-type="float" office:value="349.414093" calcext:value-type="float">
            <text:p>349.41409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93]-[.C9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96" calcext:value-type="float">
            <text:p>63696</text:p>
          </table:table-cell>
          <table:table-cell office:value-type="float" office:value="349.480438" calcext:value-type="float">
            <text:p>349.48043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994]-[.C9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53" calcext:value-type="float">
            <text:p>63753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995]-[.C9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10" calcext:value-type="float">
            <text:p>63810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96]-[.C9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-63810" calcext:value-type="float">
            <text:p>-638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12.361906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37:00.037374926</dc:date>
    <meta:editing-duration>PT1H10M</meta:editing-duration>
    <meta:editing-cycles>8</meta:editing-cycles>
    <meta:generator>LibreOffice/7.0.4.2$Linux_X86_64 LibreOffice_project/00$Build-2</meta:generator>
    <meta:document-statistic meta:table-count="1" meta:cell-count="50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42cm" svg:height="19.843cm" xlink:href=".." xlink:type="simple" chart:class="chart:line" chart:style-name="ch1">
        <chart:legend chart:legend-position="end" svg:x="30.19cm" svg:y="9.373cm" style:legend-expansion="high" chart:style-name="ch2"/>
        <chart:plot-area chart:style-name="ch3" table:cell-range-address="Sheet1.D1:Sheet1.E250" svg:x="0.66cm" svg:y="0.396cm" svg:width="28.87cm" svg:height="19.051cm">
          <chart:coordinate-region svg:x="1.758cm" svg:y="0.517cm" svg:width="27.772cm" svg:height="17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39539">
                <text:p>349.339539</text:p>
                <draw:g>
                  <svg:desc>Sheet1.D1:Sheet1.D250</svg:desc>
                </draw:g>
              </table:table-cell>
              <table:table-cell office:value-type="float" office:value="349.354553">
                <text:p>349.354553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70911">
                <text:p>349.370911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73627">
                <text:p>349.373627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94531">
                <text:p>349.394531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431793">
                <text:p>349.431793</text:p>
              </table:table-cell>
              <table:table-cell office:value-type="float" office:value="349.5159">
                <text:p>349.5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412262">
                <text:p>349.412262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410461">
                <text:p>349.410461</text:p>
              </table:table-cell>
              <table:table-cell office:value-type="float" office:value="349.495453">
                <text:p>349.49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76801">
                <text:p>349.376801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66364">
                <text:p>349.36636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66791">
                <text:p>349.366791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75885">
                <text:p>349.375885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414551">
                <text:p>349.414551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424988">
                <text:p>349.424988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457703">
                <text:p>349.457703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460449">
                <text:p>349.46044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403168">
                <text:p>349.403168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64105">
                <text:p>349.364105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35449">
                <text:p>349.335449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320465">
                <text:p>349.320465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17719">
                <text:p>349.317719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19519">
                <text:p>349.319519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09082">
                <text:p>349.309082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79541">
                <text:p>349.279541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306335">
                <text:p>349.306335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26843">
                <text:p>349.32684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53638">
                <text:p>349.353638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96332">
                <text:p>349.396332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420013">
                <text:p>349.42001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416809">
                <text:p>349.416809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77258">
                <text:p>349.377258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29987">
                <text:p>349.329987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308624">
                <text:p>349.308624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29559">
                <text:p>349.329559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97736">
                <text:p>349.397736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369568">
                <text:p>349.369568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67731">
                <text:p>349.267731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39111">
                <text:p>349.339111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08655">
                <text:p>349.308655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375916">
                <text:p>349.375916</text:p>
              </table:table-cell>
              <table:table-cell office:value-type="float" office:value="349.561371">
                <text:p>349.561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27728">
                <text:p>349.327728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01361">
                <text:p>349.301361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506805">
                <text:p>349.506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433655">
                <text:p>349.433655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73627">
                <text:p>349.373627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88611">
                <text:p>349.388611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55463">
                <text:p>349.255463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73193">
                <text:p>349.273193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83173">
                <text:p>349.28317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291809">
                <text:p>349.291809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336365">
                <text:p>349.336365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322296">
                <text:p>349.322296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36322">
                <text:p>349.36322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3136">
                <text:p>349.33136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318634">
                <text:p>349.318634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27271">
                <text:p>349.327271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45459">
                <text:p>349.34545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342743">
                <text:p>349.342743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18176">
                <text:p>349.318176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37708">
                <text:p>349.337708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35321">
                <text:p>349.35321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317719">
                <text:p>349.317719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28772">
                <text:p>349.28772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291351">
                <text:p>349.291351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30902">
                <text:p>349.330902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0954">
                <text:p>349.30954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04535">
                <text:p>349.304535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85468">
                <text:p>349.385468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75031">
                <text:p>349.375031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50891">
                <text:p>349.35089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70911">
                <text:p>349.370911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341827">
                <text:p>349.341827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321381">
                <text:p>349.321381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283173">
                <text:p>349.28317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301819">
                <text:p>349.30181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00934">
                <text:p>349.30093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272278">
                <text:p>349.272278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299561">
                <text:p>349.299561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339111">
                <text:p>349.339111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366852">
                <text:p>349.366852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366364">
                <text:p>349.366364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426819">
                <text:p>349.426819</text:p>
              </table:table-cell>
              <table:table-cell office:value-type="float" office:value="349.495453">
                <text:p>349.4954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373169">
                <text:p>349.373169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303162">
                <text:p>349.303162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256805">
                <text:p>349.256805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256378">
                <text:p>349.256378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264557">
                <text:p>349.26455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284576">
                <text:p>349.284576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12683">
                <text:p>349.312683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17719">
                <text:p>349.317719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07709">
                <text:p>349.307709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292267">
                <text:p>349.292267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263611">
                <text:p>349.263611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209076">
                <text:p>349.209076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20636">
                <text:p>349.20636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242737">
                <text:p>349.242737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02277">
                <text:p>349.302277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27271">
                <text:p>349.327271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344086">
                <text:p>349.344086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334534">
                <text:p>349.334534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327271">
                <text:p>349.327271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40424">
                <text:p>349.34042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4726">
                <text:p>349.34726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380005">
                <text:p>349.380005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92273">
                <text:p>349.392273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360016">
                <text:p>349.360016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377289">
                <text:p>349.37728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335449">
                <text:p>349.335449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328613">
                <text:p>349.328613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33136">
                <text:p>349.3313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20435">
                <text:p>349.32043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43628">
                <text:p>349.343628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14545">
                <text:p>349.314545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04993">
                <text:p>349.304993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264099">
                <text:p>349.264099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254089">
                <text:p>349.254089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296356">
                <text:p>349.296356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261383">
                <text:p>349.261383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274536">
                <text:p>349.274536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282715">
                <text:p>349.282715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282288">
                <text:p>349.282288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260437">
                <text:p>349.260437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249084">
                <text:p>349.249084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237732">
                <text:p>349.237732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5592">
                <text:p>349.25592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274994">
                <text:p>349.274994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309509">
                <text:p>349.309509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291809">
                <text:p>349.291809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274078">
                <text:p>349.274078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264984">
                <text:p>349.26498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311371">
                <text:p>349.311371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325439">
                <text:p>349.325439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304108">
                <text:p>349.304108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333191">
                <text:p>349.333191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02246">
                <text:p>349.302246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55438">
                <text:p>349.355438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34534">
                <text:p>349.334534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292297">
                <text:p>349.292297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263641">
                <text:p>349.263641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241394">
                <text:p>349.241394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230011">
                <text:p>349.230011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231384">
                <text:p>349.231384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217285">
                <text:p>349.217285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220032">
                <text:p>349.220032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312317">
                <text:p>349.312317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288666">
                <text:p>349.288666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296844">
                <text:p>349.296844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266388">
                <text:p>349.266388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256378">
                <text:p>349.256378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253204">
                <text:p>349.253204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15002">
                <text:p>349.315002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347717">
                <text:p>349.347717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330872">
                <text:p>349.330872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360901">
                <text:p>349.360901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51807">
                <text:p>349.351807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329987">
                <text:p>349.329987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314117">
                <text:p>349.314117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300934">
                <text:p>349.300934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287292">
                <text:p>349.287292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27774">
                <text:p>349.27774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237305">
                <text:p>349.23730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285004">
                <text:p>349.28500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25867">
                <text:p>349.325867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335876">
                <text:p>349.335876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323639">
                <text:p>349.323639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39996">
                <text:p>349.339996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36499">
                <text:p>349.36499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351807">
                <text:p>349.35180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360901">
                <text:p>349.360901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08197">
                <text:p>349.308197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328186">
                <text:p>349.328186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332764">
                <text:p>349.33276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284119">
                <text:p>349.284119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304565">
                <text:p>349.30456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334991">
                <text:p>349.334991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369568">
                <text:p>349.369568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342285">
                <text:p>349.342285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23639">
                <text:p>349.323639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273163">
                <text:p>349.273163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277252">
                <text:p>349.277252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277252">
                <text:p>349.27725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300446">
                <text:p>349.300446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312683">
                <text:p>349.312683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522736">
                <text:p>349.52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